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haroni Bold" svg:font-family="'Aharoni Bold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335in"/>
    </style:style>
    <style:style style:name="co2" style:family="table-column">
      <style:table-column-properties fo:break-before="auto" style:column-width="3.3083in"/>
    </style:style>
    <style:style style:name="co3" style:family="table-column">
      <style:table-column-properties fo:break-before="auto" style:column-width="9.1953in"/>
    </style:style>
    <style:style style:name="co4" style:family="table-column">
      <style:table-column-properties fo:break-before="auto" style:column-width="3.5957in"/>
    </style:style>
    <style:style style:name="co5" style:family="table-column">
      <style:table-column-properties fo:break-before="auto" style:column-width="1.1693in"/>
    </style:style>
    <style:style style:name="co6" style:family="table-column">
      <style:table-column-properties fo:break-before="auto" style:column-width="2.2457in"/>
    </style:style>
    <style:style style:name="co7" style:family="table-column">
      <style:table-column-properties fo:break-before="auto" style:column-width="5.7799in"/>
    </style:style>
    <style:style style:name="co8" style:family="table-column">
      <style:table-column-properties fo:break-before="auto" style:column-width="5.0098in"/>
    </style:style>
    <style:style style:name="co9" style:family="table-column">
      <style:table-column-properties fo:break-before="auto" style:column-width="2.4583in"/>
    </style:style>
    <style:style style:name="co10" style:family="table-column">
      <style:table-column-properties fo:break-before="auto" style:column-width="2.1925in"/>
    </style:style>
    <style:style style:name="co11" style:family="table-column">
      <style:table-column-properties fo:break-before="auto" style:column-width="7.6138in"/>
    </style:style>
    <style:style style:name="co12" style:family="table-column">
      <style:table-column-properties fo:break-before="auto" style:column-width="20.0902in"/>
    </style:style>
    <style:style style:name="co13" style:family="table-column">
      <style:table-column-properties fo:break-before="auto" style:column-width="1.0634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1563in"/>
    </style:style>
    <style:style style:name="co16" style:family="table-column">
      <style:table-column-properties fo:break-before="auto" style:column-width="2.9898in"/>
    </style:style>
    <style:style style:name="co17" style:family="table-column">
      <style:table-column-properties fo:break-before="auto" style:column-width="5.1161in"/>
    </style:style>
    <style:style style:name="co18" style:family="table-column">
      <style:table-column-properties fo:break-before="auto" style:column-width="2.5646in"/>
    </style:style>
    <style:style style:name="co19" style:family="table-column">
      <style:table-column-properties fo:break-before="auto" style:column-width="2.2319in"/>
    </style:style>
    <style:style style:name="co20" style:family="table-column">
      <style:table-column-properties fo:break-before="auto" style:column-width="22.0571in"/>
    </style:style>
    <style:style style:name="ro1" style:family="table-row">
      <style:table-row-properties style:row-height="1.0417in" fo:break-before="auto" style:use-optimal-row-height="false"/>
    </style:style>
    <style:style style:name="ro2" style:family="table-row">
      <style:table-row-properties style:row-height="0.2756in" fo:break-before="auto" style:use-optimal-row-height="true"/>
    </style:style>
    <style:style style:name="ro3" style:family="table-row">
      <style:table-row-properties style:row-height="1.0543in" fo:break-before="auto" style:use-optimal-row-height="true"/>
    </style:style>
    <style:style style:name="ro4" style:family="table-row">
      <style:table-row-properties style:row-height="0.5354in" fo:break-before="auto" style:use-optimal-row-height="true"/>
    </style:style>
    <style:style style:name="ro5" style:family="table-row">
      <style:table-row-properties style:row-height="1.3134in" fo:break-before="auto" style:use-optimal-row-height="true"/>
    </style:style>
    <style:style style:name="ro6" style:family="table-row">
      <style:table-row-properties style:row-height="1.5728in" fo:break-before="auto" style:use-optimal-row-height="true"/>
    </style:style>
    <style:style style:name="ro7" style:family="table-row">
      <style:table-row-properties style:row-height="0.7945in" fo:break-before="auto" style:use-optimal-row-height="true"/>
    </style:style>
    <style:style style:name="ro8" style:family="table-row">
      <style:table-row-properties style:row-height="0.4717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39in" fo:break-before="auto" style:use-optimal-row-height="true"/>
    </style:style>
    <style:style style:name="ro12" style:family="table-row">
      <style:table-row-properties style:row-height="0.4929in" fo:break-before="auto" style:use-optimal-row-height="true"/>
    </style:style>
    <style:style style:name="ta1" style:family="table" style:master-page-name="PageStyle_5f_Prtools_20_Overview_20_Merged">
      <style:table-properties table:display="true" style:writing-mode="lr-tb"/>
    </style:style>
    <style:style style:name="ta2" style:family="table" style:master-page-name="PageStyle_5f_Gonçalo">
      <style:table-properties table:display="true" style:writing-mode="lr-tb"/>
    </style:style>
    <style:style style:name="ta3" style:family="table" style:master-page-name="PageStyle_5f_Gize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8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style:diagonal-bl-tr="none" style:diagonal-tl-br="none" fo:background-color="transparent" fo:wrap-option="wrap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Aharoni Bold" fo:font-size="16pt" fo:font-style="normal" fo:text-shadow="none" style:text-underline-style="none" fo:font-weight="normal" style:font-size-asian="16pt" style:font-style-asian="normal" style:font-weight-asian="normal" style:font-name-complex="Aharoni Bold" style:font-size-complex="16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ackground-color="transparent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Aharoni Bold" fo:font-size="16pt" fo:font-style="normal" fo:text-shadow="none" style:text-underline-style="none" fo:font-weight="normal" style:font-size-asian="16pt" style:font-style-asian="normal" style:font-weight-asian="normal" style:font-name-complex="Aharoni Bold" style:font-size-complex="16pt" style:font-style-complex="normal" style:font-weight-complex="normal"/>
    </style:style>
    <style:style style:name="ce25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Normal_20_2">
      <style:table-cell-properties fo:wrap-option="wrap" style:rotation-align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fo:background-color="transparent" fo:wrap-option="wrap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fo:background-color="transparent" fo:wrap-option="wrap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 style:data-style-name="N100">
      <style:table-cell-properties fo:border-bottom="1.76pt solid #000000" style:diagonal-bl-tr="none" style:diagonal-tl-br="none" fo:background-color="transparent" fo:wrap-option="wrap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99pt outset #2a609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75" style:family="table-cell" style:parent-style-name="Default">
      <style:table-cell-properties fo:border-bottom="none" fo:wrap-option="wrap" fo:border-left="0.99pt outset #2a6099" fo:border-right="0.99pt outset #2a6099" fo:border-top="none"/>
    </style:style>
    <style:style style:name="ce76" style:family="table-cell" style:parent-style-name="Default">
      <style:table-cell-properties fo:border-bottom="0.99pt outset #2a6099" fo:wrap-option="wrap" fo:border-left="0.99pt outset #2a6099" fo:border-right="0.99pt outset #2a6099" fo:border-top="non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34" style:family="table-cell" style:parent-style-name="Normal_20_2">
      <style:table-cell-properties style:rotation-align="none"/>
    </style:style>
    <style:style style:name="ce3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0" style:family="table-cell" style:parent-style-name="Default">
      <style:table-cell-properties style:rotation-align="none"/>
    </style:style>
    <style:style style:name="ce3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haroni Bold" fo:font-size="12pt" fo:font-style="normal" fo:text-shadow="none" style:text-underline-style="none" fo:font-weight="normal" style:font-size-asian="12pt" style:font-style-asian="normal" style:font-weight-asian="normal" style:font-name-complex="Aharoni Bold" style:font-size-complex="12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tools Overview Merged" table:style-name="ta1">
        <office:forms form:automatic-focus="false" form:apply-design-mode="false"/>
        <table:table-column table:style-name="co1" table:number-columns-repeated="4" table:default-cell-style-name="ce9"/>
        <table:table-column table:style-name="co2" table:default-cell-style-name="ce9"/>
        <table:table-column table:style-name="co3" table:default-cell-style-name="ce9"/>
        <table:table-column table:style-name="co1" table:default-cell-style-name="ce9"/>
        <table:table-column table:style-name="co4" table:default-cell-style-name="ce9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Tools Matlab func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Tools Python equivalent</text:p>
          </table:table-cell>
          <table:table-cell table:style-name="ce1" office:value-type="string" calcext:value-type="string">
            <text:p>Generic Matlab function</text:p>
          </table:table-cell>
          <table:table-cell table:style-name="ce1" office:value-type="string" calcext:value-type="string">
            <text:p>Generic Python equivalent</text:p>
          </table:table-cell>
          <table:table-cell table:style-name="ce1" office:value-type="string" calcext:value-type="string">
            <text:p>Used in exercise #</text:p>
          </table:table-cell>
          <table:table-cell table:style-name="ce74" office:value-type="string" calcext:value-type="string">
            <text:p>Translated</text:p>
          </table:table-cell>
          <table:table-cell table:style-name="ce33"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24">
            <text:p>Dataset Related, Distribution, Generation, Data Attributes</text:p>
          </table:table-cell>
          <table:table-cell table:style-name="ce10" office:value-type="string" calcext:value-type="string">
            <text:p>dataset()</text:p>
          </table:table-cell>
          <table:table-cell table:style-name="ce16" office:value-type="string" calcext:value-type="string">
            <text:p><text:a xlink:href="http://prtools.tudelft.nl/prhtml/@prdataset/prdataset.html" xlink:type="simple">http://prtools.tudelft.nl/prhtml/@prdataset/prdataset.html</text:a></text:p>
          </table:table-cell>
          <table:table-cell table:style-name="ce10" office:value-type="string" calcext:value-type="string">
            <text:p>prdataset()</text:p>
          </table:table-cell>
          <table:table-cell table:style-name="ce10" table:number-columns-repeated="2"/>
          <table:table-cell table:style-name="ce30" office:value-type="string" calcext:value-type="string">
            <text:p>1.2, 1.9, 2.1</text:p>
          </table:table-cell>
          <table:table-cell table:style-name="ce75"/>
          <table:table-cell table:number-columns-repeated="1016"/>
        </table:table-row>
        <table:table-row table:style-name="ro3">
          <table:covered-table-cell table:style-name="ce3"/>
          <table:table-cell table:style-name="ce11" office:value-type="string" calcext:value-type="string">
            <text:p>extractClass()</text:p>
          </table:table-cell>
          <table:table-cell table:style-name="ce17" office:value-type="string" calcext:value-type="string">
            <text:p>https://github.com/BlueVelvetSackOfGoldPotatoes/prtools/blob/master/BioSB-MachineLearning-2020_Translation/BioSB_essentials/solutions/Day2/extractClass.m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2.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lab()</text:p>
          </table:table-cell>
          <table:table-cell table:style-name="ce17" office:value-type="string" calcext:value-type="string">
            <text:p><text:a xlink:href="http://prtools.tudelft.nl/prhtml/prtools/genlab.html" xlink:type="simple">http://prtools.tudelft.nl/prhtml/prtools/genlab.html </text:a></text:p>
          </table:table-cell>
          <table:table-cell table:style-name="ce11" office:value-type="string" calcext:value-type="string">
            <text:p>genlab()</text:p>
          </table:table-cell>
          <table:table-cell table:style-name="ce11" table:number-columns-repeated="2"/>
          <table:table-cell table:style-name="ce31" office:value-type="string" calcext:value-type="string">
            <text:p>1.2, 1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labels(),getlablist()</text:p>
          </table:table-cell>
          <table:table-cell table:style-name="ce17" office:value-type="string" calcext:value-type="string">
            <text:p><text:a xlink:href="http://prtools.tudelft.nl/prhtml/@prdataset/getlabels.html" xlink:type="simple">http://prtools.tudelft.nl/prhtml/@prdataset/getlabels.html </text:a></text:p>
          </table:table-cell>
          <table:table-cell table:style-name="ce11" office:value-type="string" calcext:value-type="string">
            <text:p>prdataset.lablist()</text:p>
          </table:table-cell>
          <table:table-cell table:style-name="ce11" table:number-columns-repeated="2"/>
          <table:table-cell table:style-name="ce31" office:value-type="string" calcext:value-type="string">
            <text:p>1.1, 3.10, 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eldat()</text:p>
          </table:table-cell>
          <table:table-cell table:style-name="ce17" office:value-type="string" calcext:value-type="string">
            <text:p><text:a xlink:href="http://prtools.tudelft.nl/prhtml/prtools/seldat.html" xlink:type="simple">http://prtools.tudelft.nl/prhtml/prtools/seldat.html </text:a></text:p>
          </table:table-cell>
          <table:table-cell table:style-name="ce11" office:value-type="string" calcext:value-type="string">
            <text:p>seldat()</text:p>
          </table:table-cell>
          <table:table-cell table:style-name="ce11" table:number-columns-repeated="2"/>
          <table:table-cell table:style-name="ce31" office:value-type="string" calcext:value-type="string">
            <text:p>1.1, 2.18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endatb()</text:p>
          </table:table-cell>
          <table:table-cell table:style-name="ce17" office:value-type="string" calcext:value-type="string">
            <text:p><text:a xlink:href="http://prtools.tudelft.nl/prhtml/prtools/gendatb.html" xlink:type="simple">http://prtools.tudelft.nl/prhtml/prtools/gendatb.html </text:a></text:p>
          </table:table-cell>
          <table:table-cell table:style-name="ce11" office:value-type="string" calcext:value-type="string">
            <text:p>gendatb()</text:p>
          </table:table-cell>
          <table:table-cell table:style-name="ce11" table:number-columns-repeated="2"/>
          <table:table-cell table:style-name="ce31" office:value-type="string" calcext:value-type="string">
            <text:p>1.7, 1.10, 2.8, 2.15, 2.20, 5.1, 5.2, 5.5, 5.8, 5.9, 5.10, 5.15, 5.16, 5.18, 5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c()</text:p>
          </table:table-cell>
          <table:table-cell table:style-name="ce17" office:value-type="string" calcext:value-type="string">
            <text:p><text:a xlink:href="http://prtools.tudelft.nl/prhtml/prtools/gendatc.html" xlink:type="simple">http://prtools.tudelft.nl/prhtml/prtools/gendatc.html </text:a></text:p>
          </table:table-cell>
          <table:table-cell table:style-name="ce11" office:value-type="string" calcext:value-type="string">
            <text:p>gendatc()</text:p>
          </table:table-cell>
          <table:table-cell table:style-name="ce11" table:number-columns-repeated="2"/>
          <table:table-cell table:style-name="ce31" office:value-type="string" calcext:value-type="string">
            <text:p>1.7, 5.17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d()</text:p>
          </table:table-cell>
          <table:table-cell table:style-name="ce17" office:value-type="string" calcext:value-type="string">
            <text:p><text:a xlink:href="http://prtools.tudelft.nl/prhtml/prtools/gendatd.html" xlink:type="simple">http://prtools.tudelft.nl/prhtml/prtools/gendatd.html </text:a></text:p>
          </table:table-cell>
          <table:table-cell table:style-name="ce11" office:value-type="string" calcext:value-type="string">
            <text:p>gendatd()</text:p>
          </table:table-cell>
          <table:table-cell table:style-name="ce11" table:number-columns-repeated="2"/>
          <table:table-cell table:style-name="ce31" office:value-type="string" calcext:value-type="string">
            <text:p>1.7, 3.2, 3.3, 3.6, 5.13, 5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h()</text:p>
          </table:table-cell>
          <table:table-cell table:style-name="ce17" office:value-type="string" calcext:value-type="string">
            <text:p><text:a xlink:href="http://prtools.tudelft.nl/prhtml/prtools/gendath.html" xlink:type="simple">http://prtools.tudelft.nl/prhtml/prtools/gendath.html </text:a></text:p>
          </table:table-cell>
          <table:table-cell table:style-name="ce11" office:value-type="string" calcext:value-type="string">
            <text:p>gendath()</text:p>
          </table:table-cell>
          <table:table-cell table:style-name="ce11" table:number-columns-repeated="2"/>
          <table:table-cell table:style-name="ce31" office:value-type="string" calcext:value-type="string">
            <text:p>1.7, 2.18, 5.16, 5.17</text:p>
          </table:table-cell>
          <table:table-cell table:style-name="ce75"/>
          <table:table-cell table:number-columns-repeated="1016"/>
        </table:table-row>
        <table:table-row table:style-name="ro5">
          <table:covered-table-cell table:style-name="ce3"/>
          <table:table-cell table:style-name="ce11" office:value-type="string" calcext:value-type="string">
            <text:p>gendatdd()</text:p>
          </table:table-cell>
          <table:table-cell table:style-name="ce17" office:value-type="string" calcext:value-type="string">
            <text:p>https://github.com/BlueVelvetSackOfGoldPotatoes/prtools/blob/master/BioSB-MachineLearning-2020_Translation/BioSB_essentials/Data_and_code/Data_and_code/coursedata/gendatdd.m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2,3.3,3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etfeatlab()</text:p>
          </table:table-cell>
          <table:table-cell table:style-name="ce17" office:value-type="string" calcext:value-type="string">
            <text:p><text:a xlink:href="http://prtools.tudelft.nl/prhtml/@prdataset/setfeatlab.html" xlink:type="simple">http://prtools.tudelft.nl/prhtml/@prdataset/setfeatlab.html </text:a></text:p>
          </table:table-cell>
          <table:table-cell table:style-name="ce11" office:value-type="string" calcext:value-type="string">
            <text:p>prdataset.setdata()</text:p>
          </table:table-cell>
          <table:table-cell table:style-name="ce11" table:number-columns-repeated="2"/>
          <table:table-cell table:style-name="ce31" office:value-type="string" calcext:value-type="string">
            <text:p>1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k()</text:p>
          </table:table-cell>
          <table:table-cell table:style-name="ce17" office:value-type="string" calcext:value-type="string">
            <text:p><text:a xlink:href="http://prtools.tudelft.nl/prhtml/prtools/gendatk.html" xlink:type="simple">http://prtools.tudelft.nl/prhtml/prtools/gendatk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1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p()</text:p>
          </table:table-cell>
          <table:table-cell table:style-name="ce17" office:value-type="string" calcext:value-type="string">
            <text:p><text:a xlink:href="http://prtools.tudelft.nl/prhtml/prtools/gendatp.html" xlink:type="simple">http://prtools.tudelft.nl/prhtml/prtools/gendatp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10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auss(), gendatgauss()</text:p>
          </table:table-cell>
          <table:table-cell table:style-name="ce17" office:value-type="string" calcext:value-type="string">
            <text:p>http://prtools.tudelft.nl/prhtml/prtools/gendatgauss.html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11, 1.13, 1.14, 1.15, 1.16, 1.17, 1.18, 1.19, 1.20, 1.2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endats()</text:p>
          </table:table-cell>
          <table:table-cell table:style-name="ce17" office:value-type="string" calcext:value-type="string">
            <text:p><text:a xlink:href="http://prtools.tudelft.nl/prhtml/prtools/gendats.html" xlink:type="simple">http://prtools.tudelft.nl/prhtml/prtools/gendats.html </text:a></text:p>
          </table:table-cell>
          <table:table-cell table:style-name="ce11" office:value-type="string" calcext:value-type="string">
            <text:p>gendats()</text:p>
          </table:table-cell>
          <table:table-cell table:style-name="ce11" table:number-columns-repeated="2"/>
          <table:table-cell table:style-name="ce31" office:value-type="string" calcext:value-type="string">
            <text:p>1.22, 1.23, 1.24, 1.25, 1.26, 1.27, 2.7, 2.10, 2.16, 4.14, 4.15, 5.4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endat()</text:p>
          </table:table-cell>
          <table:table-cell table:style-name="ce17" office:value-type="string" calcext:value-type="string">
            <text:p><text:a xlink:href="http://prtools.tudelft.nl/prhtml/prtools/gendat.html" xlink:type="simple">http://prtools.tudelft.nl/prhtml/prtools/gendat.html </text:a></text:p>
          </table:table-cell>
          <table:table-cell table:style-name="ce11" office:value-type="string" calcext:value-type="string">
            <text:p>gendat()</text:p>
          </table:table-cell>
          <table:table-cell table:style-name="ce11" table:number-columns-repeated="2"/>
          <table:table-cell table:style-name="ce31" office:value-type="string" calcext:value-type="string">
            <text:p>1.24, 1.26, 3.3, 3.4, 3.7, 3.10, 5.10, 5.11, 5.12, 5.13, 5.14, 5.15, 5.16, 5.1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lab()</text:p>
          </table:table-cell>
          <table:table-cell table:style-name="ce17" office:value-type="string" calcext:value-type="string">
            <text:p><text:a xlink:href="http://prtools.tudelft.nl/prhtml/prtools/getlab.html" xlink:type="simple">http://prtools.tudelft.nl/prhtml/prtools/getlab.html </text:a></text:p>
          </table:table-cell>
          <table:table-cell table:style-name="ce11" office:value-type="string" calcext:value-type="string">
            <text:p>prdataset.lablist()</text:p>
          </table:table-cell>
          <table:table-cell table:style-name="ce11" table:number-columns-repeated="2"/>
          <table:table-cell table:style-name="ce31" office:value-type="string" calcext:value-type="string">
            <text:p>2.1, 2.3, 2.5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prior()</text:p>
          </table:table-cell>
          <table:table-cell table:style-name="ce17" office:value-type="string" calcext:value-type="string">
            <text:p><text:a xlink:href="http://prtools.tudelft.nl/prhtml/@prdataset/getprior.html" xlink:type="simple">http://prtools.tudelft.nl/prhtml/@prdataset/getprior.html </text:a></text:p>
          </table:table-cell>
          <table:table-cell table:style-name="ce11" office:value-type="string" calcext:value-type="string">
            <text:p>prdataset.getprior()</text:p>
          </table:table-cell>
          <table:table-cell table:style-name="ce11" table:number-columns-repeated="2"/>
          <table:table-cell table:style-name="ce31" office:value-type="string" calcext:value-type="string">
            <text:p>2.1, 5.3, 5.7, 5.11, 5.19, 5.20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etprior()</text:p>
          </table:table-cell>
          <table:table-cell table:style-name="ce17" office:value-type="string" calcext:value-type="string">
            <text:p><text:a xlink:href="http://prtools.tudelft.nl/prhtml/@prdataset/setprior.html" xlink:type="simple">http://prtools.tudelft.nl/prhtml/@prdataset/setprior.html </text:a></text:p>
          </table:table-cell>
          <table:table-cell table:style-name="ce11" office:value-type="string" calcext:value-type="string">
            <text:p>prdataset.prior()</text:p>
          </table:table-cell>
          <table:table-cell table:style-name="ce11" table:number-columns-repeated="2"/>
          <table:table-cell table:style-name="ce31" office:value-type="string" calcext:value-type="string">
            <text:p>5.3, 5.7, 5.11, 5.19, 5.20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targets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prtools4112/%40dataset/gettargets.m" xlink:type="simple">https://github.com/BlueVelvetSackOfGoldPotatoes/prtools/blob/master/BioSB-MachineLearning-2020_Translation/BioSB_essentials/Data_and_code/Data_and_code/prtools4112/%40dataset/gettargets.m </text:a></text:p>
          </table:table-cell>
          <table:table-cell table:style-name="ce11" office:value-type="string" calcext:value-type="string">
            <text:p>prdataset.lablist()</text:p>
          </table:table-cell>
          <table:table-cell table:style-name="ce11" table:number-columns-repeated="2"/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circles3d()</text:p>
          </table:table-cell>
          <table:table-cell table:style-name="ce17" office:value-type="string" calcext:value-type="string">
            <text:p><text:a xlink:href="http://prtools.tudelft.nl/prhtml/prtools/circles3d.html" xlink:type="simple">http://prtools.tudelft.nl/prhtml/prtools/circles3d.html </text:a></text:p>
          </table:table-cell>
          <table:table-cell table:style-name="ce11" office:value-type="string" calcext:value-type="string">
            <text:p>?boomerangs()</text:p>
          </table:table-cell>
          <table:table-cell table:style-name="ce11" table:number-columns-repeated="2"/>
          <table:table-cell table:style-name="ce31" office:value-type="string" calcext:value-type="string">
            <text:p>3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ines5d()</text:p>
          </table:table-cell>
          <table:table-cell table:style-name="ce17" office:value-type="string" calcext:value-type="string">
            <text:p><text:a xlink:href="http://prtools.tudelft.nl/prhtml/prtools/lines5d.html" xlink:type="simple">http://prtools.tudelft.nl/prhtml/prtools/lines5d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aplace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coursedata/laplace.m" xlink:type="simple">https://github.com/BlueVelvetSackOfGoldPotatoes/prtools/blob/master/BioSB-MachineLearning-2020_Translation/BioSB_essentials/Data_and_code/Data_and_code/coursedata/laplace.m </text:a></text:p>
          </table:table-cell>
          <table:table-cell table:style-name="ce11" office:value-type="string" calcext:value-type="string">
            <text:p>-</text:p>
          </table:table-cell>
          <table:table-cell table:style-name="ce23"/>
          <table:table-cell table:style-name="ce11"/>
          <table:table-cell table:style-name="ce31" office:value-type="string" calcext:value-type="string">
            <text:p>1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genregres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genregres.m" xlink:type="simple">https://github.com/BlueVelvetSackOfGoldPotatoes/prtools/blob/master/BioSB-MachineLearning-2020_Translation/BioSB_essentials/Data_and_code/Data_and_code/coursedata/genregres.m </text:a></text:p>
          </table:table-cell>
          <table:table-cell table:style-name="ce12" office:value-type="string" calcext:value-type="string">
            <text:p>gendatr()</text:p>
          </table:table-cell>
          <table:table-cell table:style-name="ce12" table:number-columns-repeated="2"/>
          <table:table-cell table:style-name="ce32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6">
          <table:table-cell table:style-name="ce43" office:value-type="string" calcext:value-type="string" table:number-columns-spanned="1" table:number-rows-spanned="9">
            <text:p>Plotting</text:p>
          </table:table-cell>
          <table:table-cell table:style-name="ce10" office:value-type="string" calcext:value-type="string">
            <text:p>scatterd()</text:p>
          </table:table-cell>
          <table:table-cell table:style-name="ce16" office:value-type="string" calcext:value-type="string">
            <text:p><text:a xlink:href="http://prtools.tudelft.nl/prhtml/prtools/scatterd.html" xlink:type="simple">http://prtools.tudelft.nl/prhtml/prtools/scatterd.html </text:a></text:p>
          </table:table-cell>
          <table:table-cell table:style-name="ce10" office:value-type="string" calcext:value-type="string">
            <text:p>scatterd()</text:p>
          </table:table-cell>
          <table:table-cell table:style-name="ce10" table:number-columns-repeated="2"/>
          <table:table-cell table:style-name="ce30" office:value-type="string" calcext:value-type="string">
            <text:p>1.4, 1.6, 1.7, 1.8, 1.9, 1.10, 1.11, 1.13, 1.15, 1.16, 1.19, 1.22, 1.27, 2.1, 2.7, 2.8, 2.10, 2.14, 2.15, 2.16, 2.18, 2.19, 2.20, 3.1, 3.2, 3.9, 3.10, 3.11, 3.12, 3.14, 4.1, 4.2, 4.3, 4.4, 4.5, 4.6, 4.9, 4.14, 4.16, 4.17, 5.1, 5.2, 5.3, 5.4, 5.5, 5.8, 5.14, 5.15, 5.16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catterdui()</text:p>
          </table:table-cell>
          <table:table-cell table:style-name="ce17" office:value-type="string" calcext:value-type="string">
            <text:p><text:a xlink:href="http://prtools.tudelft.nl/prhtml/prtools/scatterdui.html" xlink:type="simple">http://prtools.tudelft.nl/prhtml/prtools/scatterdui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5, 1.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lotf()</text:p>
          </table:table-cell>
          <table:table-cell table:style-name="ce17" office:value-type="string" calcext:value-type="string">
            <text:p><text:a xlink:href="http://prtools.tudelft.nl/prhtml/prtools/plotf.html" xlink:type="simple">http://prtools.tudelft.nl/prhtml/prtools/plotf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8, 2.5, 2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lotm()</text:p>
          </table:table-cell>
          <table:table-cell table:style-name="ce17" office:value-type="string" calcext:value-type="string">
            <text:p><text:a xlink:href="http://prtools.tudelft.nl/prhtml/prtools/plotm.html" xlink:type="simple">http://prtools.tudelft.nl/prhtml/prtools/plotm.html </text:a></text:p>
          </table:table-cell>
          <table:table-cell table:style-name="ce11" office:value-type="string" calcext:value-type="string">
            <text:p>plotm()</text:p>
          </table:table-cell>
          <table:table-cell table:style-name="ce11" table:number-columns-repeated="2"/>
          <table:table-cell table:style-name="ce31" office:value-type="string" calcext:value-type="string">
            <text:p>1.13, 1.22, 1.27, 2.1, 2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ridsize()</text:p>
          </table:table-cell>
          <table:table-cell table:style-name="ce17" office:value-type="string" calcext:value-type="string">
            <text:p><text:a xlink:href="http://prtools.tudelft.nl/prhtml/prtools/gridsize.html" xlink:type="simple">http://prtools.tudelft.nl/prhtml/prtools/gridsize.html </text:a></text:p>
          </table:table-cell>
          <table:table-cell table:style-name="ce19" office:value-type="string" calcext:value-type="string">
            <text:p>- (plot fct takes as option gridsize)</text:p>
          </table:table-cell>
          <table:table-cell table:style-name="ce11" table:number-columns-repeated="2"/>
          <table:table-cell table:style-name="ce31" office:value-type="string" calcext:value-type="string">
            <text:p>1.22, 1.27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lote()</text:p>
          </table:table-cell>
          <table:table-cell table:style-name="ce17" office:value-type="string" calcext:value-type="string">
            <text:p><text:a xlink:href="http://prtools.tudelft.nl/prhtml/prtools/plote.html" xlink:type="simple">http://prtools.tudelft.nl/prhtml/prtools/plote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2.4, 5.17, 5.19, 5.20, 5.2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plotc()</text:p>
          </table:table-cell>
          <table:table-cell table:style-name="ce17" office:value-type="string" calcext:value-type="string">
            <text:p><text:a xlink:href="http://prtools.tudelft.nl/prhtml/prtools/plotc.html" xlink:type="simple">http://prtools.tudelft.nl/prhtml/prtools/plotc.html </text:a></text:p>
          </table:table-cell>
          <table:table-cell table:style-name="ce11" office:value-type="string" calcext:value-type="string">
            <text:p>plotc()</text:p>
          </table:table-cell>
          <table:table-cell table:style-name="ce11" table:number-columns-repeated="2"/>
          <table:table-cell table:style-name="ce31" office:value-type="string" calcext:value-type="string">
            <text:p>2.8, 2.14, 2.15, 2.16, 2.17, 2.18, 2.19, 2.20, 5.1, 5.2, 5.3, 5.4, 5.5, 5.14, 5.15, 5.16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catterr()</text:p>
          </table:table-cell>
          <table:table-cell table:style-name="ce17" office:value-type="string" calcext:value-type="string">
            <text:p><text:a xlink:href="http://prtools.tudelft.nl/prhtml/prtools/scatterr.html" xlink:type="simple">http://prtools.tudelft.nl/prhtml/prtools/scatterr.html </text:a></text:p>
          </table:table-cell>
          <table:table-cell table:style-name="ce11" office:value-type="string" calcext:value-type="string">
            <text:p>scatterr()</text:p>
          </table:table-cell>
          <table:table-cell table:style-name="ce11" table:number-columns-repeated="2"/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hist2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hist2.m" xlink:type="simple">https://github.com/BlueVelvetSackOfGoldPotatoes/prtools/blob/master/BioSB-MachineLearning-2020_Translation/BioSB_essentials/Data_and_code/Data_and_code/coursedata/hist2.m </text:a></text:p>
          </table:table-cell>
          <table:table-cell table:style-name="ce12" office:value-type="string" calcext:value-type="string">
            <text:p>-</text:p>
          </table:table-cell>
          <table:table-cell table:style-name="ce24"/>
          <table:table-cell table:style-name="ce12"/>
          <table:table-cell table:style-name="ce32" office:value-type="string" calcext:value-type="string">
            <text:p>1.21</text:p>
          </table:table-cell>
          <table:table-cell table:style-name="ce75"/>
          <table:table-cell table:number-columns-repeated="1016"/>
        </table:table-row>
        <table:table-row table:style-name="ro7">
          <table:table-cell table:style-name="ce43" office:value-type="string" calcext:value-type="string" table:number-columns-spanned="1" table:number-rows-spanned="7">
            <text:p>Generic prtools, Statistics, Numerical, Matrix Operations, Performance Estimation</text:p>
          </table:table-cell>
          <table:table-cell table:style-name="ce10" office:value-type="string" calcext:value-type="string">
            <text:p>testc()</text:p>
          </table:table-cell>
          <table:table-cell table:style-name="ce16" office:value-type="string" calcext:value-type="string">
            <text:p><text:a xlink:href="http://prtools.tudelft.nl/prhtml/prtools/testc.html" xlink:type="simple">http://prtools.tudelft.nl/prhtml/prtools/testc.html </text:a></text:p>
          </table:table-cell>
          <table:table-cell table:style-name="ce10" office:value-type="string" calcext:value-type="string">
            <text:p>testc()</text:p>
          </table:table-cell>
          <table:table-cell table:style-name="ce10" table:number-columns-repeated="2"/>
          <table:table-cell table:style-name="ce30" office:value-type="string" calcext:value-type="string">
            <text:p>2.4, 2.7, 2.8, 2.10, 2.14, 2.15, 2.16, 2.17, 2.19, 2.20, 3.3, 3.4, 3.5, 3.7, 3.10, 5.3, 5.7, 5.8, 5.9, 5.10, 5.11, 5.12, 5.13, 5.14, 5.1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crossval(),prcrossval()</text:p>
          </table:table-cell>
          <table:table-cell table:style-name="ce17" office:value-type="string" calcext:value-type="string">
            <text:p><text:a xlink:href="http://prtools.tudelft.nl/prhtml/prtools/prcrossval.html" xlink:type="simple">http://prtools.tudelft.nl/prhtml/prtools/prcrossval.html </text:a></text:p>
          </table:table-cell>
          <table:table-cell table:style-name="ce11" office:value-type="string" calcext:value-type="string">
            <text:p>prcrossval()</text:p>
          </table:table-cell>
          <table:table-cell table:style-name="ce11" table:number-columns-repeated="2"/>
          <table:table-cell table:style-name="ce31" office:value-type="string" calcext:value-type="string">
            <text:p>2.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roc(),prroc()</text:p>
          </table:table-cell>
          <table:table-cell table:style-name="ce17" office:value-type="string" calcext:value-type="string">
            <text:p><text:a xlink:href="http://prtools.tudelft.nl/prhtml/prtools/prroc.html" xlink:type="simple">http://prtools.tudelft.nl/prhtml/prtools/prro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2.4, 5.6, 5.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rwarning()</text:p>
          </table:table-cell>
          <table:table-cell table:style-name="ce17" office:value-type="string" calcext:value-type="string">
            <text:p><text:a xlink:href="http://prtools.tudelft.nl/prhtml/prtools/prwarning.html" xlink:type="simple">http://prtools.tudelft.nl/prhtml/prtools/prwarning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distm()</text:p>
          </table:table-cell>
          <table:table-cell table:style-name="ce17" office:value-type="string" calcext:value-type="string">
            <text:p><text:a xlink:href="http://prtools.tudelft.nl/prhtml/prtools/distm.html" xlink:type="simple">http://prtools.tudelft.nl/prhtml/prtools/distm.html </text:a></text:p>
          </table:table-cell>
          <table:table-cell table:style-name="ce11" office:value-type="string" calcext:value-type="string">
            <text:p>-</text:p>
          </table:table-cell>
          <table:table-cell table:style-name="ce11"/>
          <table:table-cell table:style-name="ce11" office:value-type="string" calcext:value-type="string">
            <text:p>scipy.spatial.distance_matrix()</text:p>
          </table:table-cell>
          <table:table-cell table:style-name="ce31" office:value-type="string" calcext:value-type="string">
            <text:p>3.11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roxm()</text:p>
          </table:table-cell>
          <table:table-cell table:style-name="ce17" office:value-type="string" calcext:value-type="string">
            <text:p><text:a xlink:href="http://prtools.tudelft.nl/prhtml/prtools/proxm.html" xlink:type="simple">http://prtools.tudelft.nl/prhtml/prtools/proxm.html </text:a></text:p>
          </table:table-cell>
          <table:table-cell table:style-name="ce11" office:value-type="string" calcext:value-type="string">
            <text:p>proxm()</text:p>
          </table:table-cell>
          <table:table-cell table:style-name="ce11" table:number-columns-repeated="2"/>
          <table:table-cell table:style-name="ce31" office:value-type="string" calcext:value-type="string">
            <text:p>5.6, 5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cleval()</text:p>
          </table:table-cell>
          <table:table-cell table:style-name="ce18" office:value-type="string" calcext:value-type="string">
            <text:p><text:a xlink:href="http://prtools.tudelft.nl/prhtml/prtools/cleval.html" xlink:type="simple">http://prtools.tudelft.nl/prhtml/prtools/cleval.html </text:a></text:p>
          </table:table-cell>
          <table:table-cell table:style-name="ce12" office:value-type="string" calcext:value-type="string">
            <text:p>cleval()</text:p>
          </table:table-cell>
          <table:table-cell table:style-name="ce12" table:number-columns-repeated="2"/>
          <table:table-cell table:style-name="ce32" office:value-type="string" calcext:value-type="string">
            <text:p>5.17, 5.19, 5.20, 5.21</text:p>
          </table:table-cell>
          <table:table-cell table:style-name="ce75"/>
          <table:table-cell table:number-columns-repeated="1016"/>
        </table:table-row>
        <table:table-row table:style-name="ro8">
          <table:table-cell table:style-name="ce43" office:value-type="string" calcext:value-type="string" table:number-columns-spanned="1" table:number-rows-spanned="21">
            <text:p>Supervised methods</text:p>
          </table:table-cell>
          <table:table-cell table:style-name="ce10" office:value-type="string" calcext:value-type="string">
            <text:p>qdc()</text:p>
          </table:table-cell>
          <table:table-cell table:style-name="ce16" office:value-type="string" calcext:value-type="string">
            <text:p><text:a xlink:href="http://prtools.tudelft.nl/prhtml/prtools/qdc.html" xlink:type="simple">http://prtools.tudelft.nl/prhtml/prtools/qdc.html </text:a></text:p>
          </table:table-cell>
          <table:table-cell table:style-name="ce10" office:value-type="string" calcext:value-type="string">
            <text:p>qdc()</text:p>
          </table:table-cell>
          <table:table-cell table:style-name="ce10" table:number-columns-repeated="2"/>
          <table:table-cell table:style-name="ce30" office:value-type="string" calcext:value-type="string">
            <text:p>2.4, 2.8, 2.14, 2.15, 2.20, 5.3, 5.9, 5.10, 5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oglc()</text:p>
          </table:table-cell>
          <table:table-cell table:style-name="ce17" office:value-type="string" calcext:value-type="string">
            <text:p><text:a xlink:href="http://prtools.tudelft.nl/prhtml/prtools/loglc.html" xlink:type="simple">http://prtools.tudelft.nl/prhtml/prtools/loglc.html </text:a></text:p>
          </table:table-cell>
          <table:table-cell table:style-name="ce11" office:value-type="string" calcext:value-type="string">
            <text:p>loglc()</text:p>
          </table:table-cell>
          <table:table-cell table:style-name="ce11" table:number-columns-repeated="2"/>
          <table:table-cell table:style-name="ce31" office:value-type="string" calcext:value-type="string">
            <text:p>2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zenc()</text:p>
          </table:table-cell>
          <table:table-cell table:style-name="ce17" office:value-type="string" calcext:value-type="string">
            <text:p><text:a xlink:href="http://prtools.tudelft.nl/prhtml/prtools/parzenc.html" xlink:type="simple">http://prtools.tudelft.nl/prhtml/prtools/parzenc.html </text:a></text:p>
          </table:table-cell>
          <table:table-cell table:style-name="ce11" office:value-type="string" calcext:value-type="string">
            <text:p>parzenc() </text:p>
          </table:table-cell>
          <table:table-cell table:style-name="ce11" table:number-columns-repeated="2"/>
          <table:table-cell table:style-name="ce31" office:value-type="string" calcext:value-type="string">
            <text:p>2.8, 2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knnc()</text:p>
          </table:table-cell>
          <table:table-cell table:style-name="ce17" office:value-type="string" calcext:value-type="string">
            <text:p><text:a xlink:href="http://prtools.tudelft.nl/prhtml/prtools/knnc.html" xlink:type="simple">http://prtools.tudelft.nl/prhtml/prtools/knnc.html </text:a></text:p>
          </table:table-cell>
          <table:table-cell table:style-name="ce11" office:value-type="string" calcext:value-type="string">
            <text:p>knnc()</text:p>
          </table:table-cell>
          <table:table-cell table:style-name="ce11" table:number-columns-repeated="2"/>
          <table:table-cell table:style-name="ce31" office:value-type="string" calcext:value-type="string">
            <text:p>2.8, 2.10, 2.20, 3.3, 3.4, 3.7, 3.10, 5.3, 5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dc()</text:p>
          </table:table-cell>
          <table:table-cell table:style-name="ce17" office:value-type="string" calcext:value-type="string">
            <text:p><text:a xlink:href="http://prtools.tudelft.nl/prhtml/prtools/ldc.html" xlink:type="simple">http://prtools.tudelft.nl/prhtml/prtools/ldc.html </text:a></text:p>
          </table:table-cell>
          <table:table-cell table:style-name="ce11" office:value-type="string" calcext:value-type="string">
            <text:p>ldc()</text:p>
          </table:table-cell>
          <table:table-cell table:style-name="ce11" table:number-columns-repeated="2"/>
          <table:table-cell table:style-name="ce31" office:value-type="string" calcext:value-type="string">
            <text:p>2.14, 2.15, 2.17, 2.20, 5.3, 5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isherc()</text:p>
          </table:table-cell>
          <table:table-cell table:style-name="ce17" office:value-type="string" calcext:value-type="string">
            <text:p><text:a xlink:href="http://prtools.tudelft.nl/prhtml/prtools/fisherc.html" xlink:type="simple">http://prtools.tudelft.nl/prhtml/prtools/fisherc.html </text:a></text:p>
          </table:table-cell>
          <table:table-cell table:style-name="ce11" office:value-type="string" calcext:value-type="string">
            <text:p>fisherc()</text:p>
          </table:table-cell>
          <table:table-cell table:style-name="ce11" table:number-columns-repeated="2"/>
          <table:table-cell table:style-name="ce31" office:value-type="string" calcext:value-type="string">
            <text:p>2.16, 2.18, 2.20, 5.8, 5.9, 5.1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nmc()</text:p>
          </table:table-cell>
          <table:table-cell table:style-name="ce17" office:value-type="string" calcext:value-type="string">
            <text:p><text:a xlink:href="http://prtools.tudelft.nl/prhtml/prtools/nmc.html" xlink:type="simple">http://prtools.tudelft.nl/prhtml/prtools/nmc.html </text:a></text:p>
          </table:table-cell>
          <table:table-cell table:style-name="ce11" office:value-type="string" calcext:value-type="string">
            <text:p>nmc()</text:p>
          </table:table-cell>
          <table:table-cell table:style-name="ce11" table:number-columns-repeated="2"/>
          <table:table-cell table:style-name="ce31" office:value-type="string" calcext:value-type="string">
            <text:p>2.18, 2.20, 5.3, 5.8, 5.9, 5.10, 5.11, 5.12, 5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treec()</text:p>
          </table:table-cell>
          <table:table-cell table:style-name="ce17" office:value-type="string" calcext:value-type="string">
            <text:p><text:a xlink:href="http://prtools.tudelft.nl/prhtml/prtools/treec.html" xlink:type="simple">http://prtools.tudelft.nl/prhtml/prtools/treec.html </text:a></text:p>
          </table:table-cell>
          <table:table-cell table:style-name="ce11" office:value-type="string" calcext:value-type="string">
            <text:p>dectreec()</text:p>
          </table:table-cell>
          <table:table-cell table:style-name="ce11" table:number-columns-repeated="2"/>
          <table:table-cell table:style-name="ce31" office:value-type="string" calcext:value-type="string">
            <text:p>2.19, 2.20, 5.11, 5.1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mnc()</text:p>
          </table:table-cell>
          <table:table-cell table:style-name="ce17" office:value-type="string" calcext:value-type="string">
            <text:p><text:a xlink:href="http://prtools.tudelft.nl/prhtml/prtools/lmnc.html" xlink:type="simple">http://prtools.tudelft.nl/prhtml/prtools/lmn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1, 5.3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rbnc()</text:p>
          </table:table-cell>
          <table:table-cell table:style-name="ce17" office:value-type="string" calcext:value-type="string">
            <text:p><text:a xlink:href="http://prtools.tudelft.nl/prhtml/prtools/rbnc.html" xlink:type="simple">http://prtools.tudelft.nl/prhtml/prtools/rbnc.html </text:a></text:p>
          </table:table-cell>
          <table:table-cell table:style-name="ce11" table:number-columns-repeated="3"/>
          <table:table-cell table:style-name="ce31" office:value-type="string" calcext:value-type="string">
            <text:p>5.2, 5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vc()</text:p>
          </table:table-cell>
          <table:table-cell table:style-name="ce17" office:value-type="string" calcext:value-type="string">
            <text:p><text:a xlink:href="http://prtools.tudelft.nl/prhtml/prtools/svc.html" xlink:type="simple">http://prtools.tudelft.nl/prhtml/prtools/svc.html </text:a></text:p>
          </table:table-cell>
          <table:table-cell table:style-name="ce11" office:value-type="string" calcext:value-type="string">
            <text:p>svc()</text:p>
          </table:table-cell>
          <table:table-cell table:style-name="ce11" table:number-columns-repeated="2"/>
          <table:table-cell table:style-name="ce31" office:value-type="string" calcext:value-type="string">
            <text:p>5.4, 5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vc_kernel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biodata/svc_kernel.m" xlink:type="simple">https://github.com/BlueVelvetSackOfGoldPotatoes/prtools/blob/master/BioSB-MachineLearning-2020_Translation/BioSB_essentials/Data_and_code/Data_and_code/biodata/svc_kernel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6, 5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irwise_km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biodata/pairwise_km.m" xlink:type="simple">https://github.com/BlueVelvetSackOfGoldPotatoes/prtools/blob/master/BioSB-MachineLearning-2020_Translation/BioSB_essentials/Data_and_code/Data_and_code/biodata/pairwise_km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combine_kernels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biodata/combine_kernels.m" xlink:type="simple">https://github.com/BlueVelvetSackOfGoldPotatoes/prtools/blob/master/BioSB-MachineLearning-2020_Translation/BioSB_essentials/Data_and_code/Data_and_code/biodata/combine_kernels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sc()</text:p>
          </table:table-cell>
          <table:table-cell table:style-name="ce17" office:value-type="string" calcext:value-type="string">
            <text:p><text:a xlink:href="http://prtools.tudelft.nl/prhtml/prtools/parsc.html" xlink:type="simple">http://prtools.tudelft.nl/prhtml/prtools/pars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baggingc()</text:p>
          </table:table-cell>
          <table:table-cell table:style-name="ce17" office:value-type="string" calcext:value-type="string">
            <text:p><text:a xlink:href="http://prtools.tudelft.nl/prhtml/prtools/baggingc.html" xlink:type="simple">http://prtools.tudelft.nl/prhtml/prtools/baggingc.html </text:a></text:p>
          </table:table-cell>
          <table:table-cell table:style-name="ce11" office:value-type="string" calcext:value-type="string">
            <text:p>baggingc()</text:p>
          </table:table-cell>
          <table:table-cell table:style-name="ce11" table:number-columns-repeated="2"/>
          <table:table-cell table:style-name="ce31" office:value-type="string" calcext:value-type="string">
            <text:p>5.13, 5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tumpc()</text:p>
          </table:table-cell>
          <table:table-cell table:style-name="ce17" office:value-type="string" calcext:value-type="string">
            <text:p><text:a xlink:href="http://prtools.tudelft.nl/prhtml/prtools/stumpc.html" xlink:type="simple">http://prtools.tudelft.nl/prhtml/prtools/stumpc.html </text:a></text:p>
          </table:table-cell>
          <table:table-cell table:style-name="ce11" office:value-type="string" calcext:value-type="string">
            <text:p>stumpc()</text:p>
          </table:table-cell>
          <table:table-cell table:style-name="ce11" table:number-columns-repeated="2"/>
          <table:table-cell table:style-name="ce31" office:value-type="string" calcext:value-type="string">
            <text:p>5.1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weakc()</text:p>
          </table:table-cell>
          <table:table-cell table:style-name="ce17" office:value-type="string" calcext:value-type="string">
            <text:p><text:a xlink:href="http://prtools.tudelft.nl/prhtml/prtools/weakc.html" xlink:type="simple">http://prtools.tudelft.nl/prhtml/prtools/weak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16, 5.17, 5.1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adaboostc()</text:p>
          </table:table-cell>
          <table:table-cell table:style-name="ce17" office:value-type="string" calcext:value-type="string">
            <text:p><text:a xlink:href="http://prtools.tudelft.nl/prhtml/prtools/adaboostc.html" xlink:type="simple">http://prtools.tudelft.nl/prhtml/prtools/adaboostc.html </text:a></text:p>
          </table:table-cell>
          <table:table-cell table:style-name="ce11" office:value-type="string" calcext:value-type="string">
            <text:p>adaboostc()</text:p>
          </table:table-cell>
          <table:table-cell table:style-name="ce11" table:number-columns-repeated="2"/>
          <table:table-cell table:style-name="ce31" office:value-type="string" calcext:value-type="string">
            <text:p>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inearr()</text:p>
          </table:table-cell>
          <table:table-cell table:style-name="ce17" office:value-type="string" calcext:value-type="string">
            <text:p><text:a xlink:href="http://prtools.tudelft.nl/prhtml/prtools/linearr.html" xlink:type="simple">http://prtools.tudelft.nl/prhtml/prtools/linearr.html </text:a></text:p>
          </table:table-cell>
          <table:table-cell table:style-name="ce11" office:value-type="string" calcext:value-type="string">
            <text:p>linearr()</text:p>
          </table:table-cell>
          <table:table-cell table:style-name="ce11" table:number-columns-repeated="2"/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pamc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pamc.m" xlink:type="simple">https://github.com/BlueVelvetSackOfGoldPotatoes/prtools/blob/master/BioSB-MachineLearning-2020_Translation/BioSB_essentials/Data_and_code/Data_and_code/coursedata/pamc.m </text:a>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32" office:value-type="string" calcext:value-type="string">
            <text:p>3.5</text:p>
          </table:table-cell>
          <table:table-cell table:style-name="ce75"/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6">
            <text:p>Unsupervised methods</text:p>
          </table:table-cell>
          <table:table-cell table:style-name="ce10" office:value-type="string" calcext:value-type="string">
            <text:p>pca(), pcam()</text:p>
          </table:table-cell>
          <table:table-cell table:style-name="ce16" office:value-type="string" calcext:value-type="string">
            <text:p><text:a xlink:href="http://prtools.tudelft.nl/prhtml/prtools/pcam.html" xlink:type="simple">http://prtools.tudelft.nl/prhtml/prtools/pcam.html </text:a></text:p>
          </table:table-cell>
          <table:table-cell table:style-name="ce10" office:value-type="string" calcext:value-type="string">
            <text:p>pcam()</text:p>
          </table:table-cell>
          <table:table-cell table:style-name="ce10" table:number-columns-repeated="2"/>
          <table:table-cell table:style-name="ce30" office:value-type="string" calcext:value-type="string">
            <text:p>3.6, 3.7, 3.8, 3.11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mds()</text:p>
          </table:table-cell>
          <table:table-cell table:style-name="ce17" office:value-type="string" calcext:value-type="string">
            <text:p><text:a xlink:href="http://prtools.tudelft.nl/prhtml/prtools/mds.html" xlink:type="simple">http://prtools.tudelft.nl/prhtml/prtools/mds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1, 3.12, 3.13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interactclust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coursedata/interactclust.m" xlink:type="simple">https://github.com/BlueVelvetSackOfGoldPotatoes/prtools/blob/master/BioSB-MachineLearning-2020_Translation/BioSB_essentials/Data_and_code/Data_and_code/coursedata/interactclust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4.2, 4.3, 4.4, 4.5, 4.6, 4.7, 4.11, 4.12, 4.13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kmclust(), prkmeans()</text:p>
          </table:table-cell>
          <table:table-cell table:style-name="ce17" office:value-type="string" calcext:value-type="string">
            <text:p><text:a xlink:href="http://prtools.tudelft.nl/prhtml/prtools/prkmeans.html" xlink:type="simple">http://prtools.tudelft.nl/prhtml/prtools/prkmeans.html </text:a></text:p>
          </table:table-cell>
          <table:table-cell table:style-name="ce11" office:value-type="string" calcext:value-type="string">
            <text:p>prkmeans()</text:p>
          </table:table-cell>
          <table:table-cell table:style-name="ce11" table:number-columns-repeated="2"/>
          <table:table-cell table:style-name="ce31" office:value-type="string" calcext:value-type="string">
            <text:p>4.8, 4.9, 4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hdb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coursedata/hdb.m" xlink:type="simple">https://github.com/BlueVelvetSackOfGoldPotatoes/prtools/blob/master/BioSB-MachineLearning-2020_Translation/BioSB_essentials/Data_and_code/Data_and_code/coursedata/hdb.m </text:a></text:p>
          </table:table-cell>
          <table:table-cell table:style-name="ce11" office:value-type="string" calcext:value-type="string">
            <text:p>dbi()</text:p>
          </table:table-cell>
          <table:table-cell table:style-name="ce11" table:number-columns-repeated="2"/>
          <table:table-cell table:style-name="ce31" office:value-type="string" calcext:value-type="string">
            <text:p>4.1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em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em.m" xlink:type="simple">https://github.com/BlueVelvetSackOfGoldPotatoes/prtools/blob/master/BioSB-MachineLearning-2020_Translation/BioSB_essentials/Data_and_code/Data_and_code/coursedata/em.m </text:a></text:p>
          </table:table-cell>
          <table:table-cell table:style-name="ce12" office:value-type="string" calcext:value-type="string">
            <text:p>mog(), mogc()</text:p>
          </table:table-cell>
          <table:table-cell table:style-name="ce12" table:number-columns-repeated="2"/>
          <table:table-cell table:style-name="ce32" office:value-type="string" calcext:value-type="string">
            <text:p>4.17</text:p>
          </table:table-cell>
          <table:table-cell table:style-name="ce75"/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5">
            <text:p>Mapping</text:p>
          </table:table-cell>
          <table:table-cell table:style-name="ce10" office:value-type="string" calcext:value-type="string">
            <text:p>gaussm()</text:p>
          </table:table-cell>
          <table:table-cell table:style-name="ce16" office:value-type="string" calcext:value-type="string">
            <text:p><text:a xlink:href="http://prtools.tudelft.nl/prhtml/prtools/gaussm.html" xlink:type="simple">http://prtools.tudelft.nl/prhtml/prtools/gaussm.html </text:a></text:p>
          </table:table-cell>
          <table:table-cell table:style-name="ce10" office:value-type="string" calcext:value-type="string">
            <text:p>gaussm()</text:p>
          </table:table-cell>
          <table:table-cell table:style-name="ce10" table:number-columns-repeated="2"/>
          <table:table-cell table:style-name="ce30" office:value-type="string" calcext:value-type="string">
            <text:p>1.13, 2.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zenm()</text:p>
          </table:table-cell>
          <table:table-cell table:style-name="ce17" office:value-type="string" calcext:value-type="string">
            <text:p><text:a xlink:href="http://prtools.tudelft.nl/prhtml/prtools/parzenm.html" xlink:type="simple">http://prtools.tudelft.nl/prhtml/prtools/parzenm.html </text:a></text:p>
          </table:table-cell>
          <table:table-cell table:style-name="ce11" office:value-type="string" calcext:value-type="string">
            <text:p>parzenm()</text:p>
          </table:table-cell>
          <table:table-cell table:style-name="ce11" table:number-columns-repeated="2"/>
          <table:table-cell table:style-name="ce31" office:value-type="string" calcext:value-type="string">
            <text:p>1.22, 1.23, 1.24, 1.25, 1.2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zenml()</text:p>
          </table:table-cell>
          <table:table-cell table:style-name="ce17" office:value-type="string" calcext:value-type="string">
            <text:p><text:a xlink:href="http://prtools.tudelft.nl/prhtml/prtools/parzenml.html" xlink:type="simple">http://prtools.tudelft.nl/prhtml/prtools/parzenml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2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knnm()</text:p>
          </table:table-cell>
          <table:table-cell table:style-name="ce17" office:value-type="string" calcext:value-type="string">
            <text:p><text:a xlink:href="http://prtools.tudelft.nl/prhtml/prtools/knnm.html" xlink:type="simple">http://prtools.tudelft.nl/prhtml/prtools/knnm.html </text:a></text:p>
          </table:table-cell>
          <table:table-cell table:style-name="ce11" office:value-type="string" calcext:value-type="string">
            <text:p>knnm()</text:p>
          </table:table-cell>
          <table:table-cell table:style-name="ce11" table:number-columns-repeated="2"/>
          <table:table-cell table:style-name="ce31" office:value-type="string" calcext:value-type="string">
            <text:p>1.2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fisherm()</text:p>
          </table:table-cell>
          <table:table-cell table:style-name="ce18" office:value-type="string" calcext:value-type="string">
            <text:p><text:a xlink:href="http://prtools.tudelft.nl/prhtml/prtools/fisherm.html" xlink:type="simple">http://prtools.tudelft.nl/prhtml/prtools/fisherm.html </text:a></text:p>
          </table:table-cell>
          <table:table-cell table:style-name="ce12" office:value-type="string" calcext:value-type="string">
            <text:p>fisherm()</text:p>
          </table:table-cell>
          <table:table-cell table:style-name="ce12" table:number-columns-repeated="2"/>
          <table:table-cell table:style-name="ce32" office:value-type="string" calcext:value-type="string">
            <text:p>3.9, 3.10</text:p>
          </table:table-cell>
          <table:table-cell table:style-name="ce75"/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6">
            <text:p>Feature Selection</text:p>
          </table:table-cell>
          <table:table-cell table:style-name="ce10" office:value-type="string" calcext:value-type="string">
            <text:p>fsel(), featseli()</text:p>
          </table:table-cell>
          <table:table-cell table:style-name="ce16" office:value-type="string" calcext:value-type="string">
            <text:p>http://prtools.tudelft.nl/prhtml/prtools/featseli.html</text:p>
          </table:table-cell>
          <table:table-cell table:style-name="ce10" office:value-type="string" calcext:value-type="string">
            <text:p>featseli()</text:p>
          </table:table-cell>
          <table:table-cell table:style-name="ce10" table:number-columns-repeated="2"/>
          <table:table-cell table:style-name="ce30" office:value-type="string" calcext:value-type="string">
            <text:p>3.1, 3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f()</text:p>
          </table:table-cell>
          <table:table-cell table:style-name="ce17" office:value-type="string" calcext:value-type="string">
            <text:p><text:a xlink:href="http://prtools.tudelft.nl/prhtml/prtools/featself.html" xlink:type="simple">http://prtools.tudelft.nl/prhtml/prtools/featself.html </text:a></text:p>
          </table:table-cell>
          <table:table-cell table:style-name="ce11" office:value-type="string" calcext:value-type="string">
            <text:p>featself()</text:p>
          </table:table-cell>
          <table:table-cell table:style-name="ce11" table:number-columns-repeated="2"/>
          <table:table-cell table:style-name="ce31" office:value-type="string" calcext:value-type="string">
            <text:p>3.1, 3.2, 3.3, 3.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b()</text:p>
          </table:table-cell>
          <table:table-cell table:style-name="ce17" office:value-type="string" calcext:value-type="string">
            <text:p><text:a xlink:href="http://prtools.tudelft.nl/prhtml/prtools/featselb.html" xlink:type="simple">http://prtools.tudelft.nl/prhtml/prtools/featselb.html</text:a></text:p>
          </table:table-cell>
          <table:table-cell table:style-name="ce11" office:value-type="string" calcext:value-type="string">
            <text:p>featselb()</text:p>
          </table:table-cell>
          <table:table-cell table:style-name="ce11" table:number-columns-repeated="2"/>
          <table:table-cell table:style-name="ce31" office:value-type="string" calcext:value-type="string">
            <text:p>3.1, 3.2, 3.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lr()</text:p>
          </table:table-cell>
          <table:table-cell table:style-name="ce17" office:value-type="string" calcext:value-type="string">
            <text:p><text:a xlink:href="http://prtools.tudelft.nl/prhtml/prtools/featsellr.html" xlink:type="simple">http://prtools.tudelft.nl/prhtml/prtools/featsellr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, 3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o()</text:p>
          </table:table-cell>
          <table:table-cell table:style-name="ce17" office:value-type="string" calcext:value-type="string">
            <text:p><text:a xlink:href="http://prtools.tudelft.nl/prhtml/prtools/featselo.html" xlink:type="simple">http://prtools.tudelft.nl/prhtml/prtools/featselo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, 3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featsel()</text:p>
          </table:table-cell>
          <table:table-cell table:style-name="ce18" office:value-type="string" calcext:value-type="string">
            <text:p><text:a xlink:href="http://prtools.tudelft.nl/prhtml/prtools/featsel.html" xlink:type="simple">http://prtools.tudelft.nl/prhtml/prtools/featsel.html </text:a>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32" office:value-type="string" calcext:value-type="string">
            <text:p>5.3, 5.7</text:p>
          </table:table-cell>
          <table:table-cell table:style-name="ce75"/>
          <table:table-cell table:number-columns-repeated="1016"/>
        </table:table-row>
        <table:table-row table:style-name="ro8">
          <table:table-cell table:style-name="ce5" office:value-type="string" calcext:value-type="string" table:number-columns-spanned="4" table:number-rows-spanned="42">
            <text:p>Generic Matlab Functions</text:p>
          </table:table-cell>
          <table:covered-table-cell table:number-columns-repeated="2" table:style-name="ce13"/>
          <table:covered-table-cell table:style-name="ce20"/>
          <table:table-cell table:style-name="ce10" office:value-type="string" calcext:value-type="string">
            <text:p>addpath()</text:p>
          </table:table-cell>
          <table:table-cell table:style-name="ce25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30" office:value-type="float" office:value="0" calcext:value-type="float">
            <text:p>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genpath()</text:p>
          </table:table-cell>
          <table:table-cell table:style-name="ce26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31" office:value-type="float" office:value="0" calcext:value-type="float">
            <text:p>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har()</text:p>
          </table:table-cell>
          <table:table-cell table:style-name="ce27" office:value-type="string" calcext:value-type="string">
            <text:p>list()</text:p>
          </table:table-cell>
          <table:table-cell table:style-name="ce31" office:value-type="string" calcext:value-type="string">
            <text:p>1,.1,1.2,1.9</text:p>
          </table:table-cell>
          <table:table-cell table:style-name="ce75"/>
          <table:table-cell table:number-columns-repeated="1016"/>
        </table:table-row>
        <table:table-row table:style-name="ro7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fprintf()</text:p>
          </table:table-cell>
          <table:table-cell table:style-name="ce28" office:value-type="string" calcext:value-type="string">
            <text:p>import sys</text:p>
            <text:p>def fprintf(stream, format_spec, *args):</text:p>
            <text:p>    stream.write(format_spec % args)</text:p>
          </table:table-cell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d()</text:p>
          </table:table-cell>
          <table:table-cell table:style-name="ce11" office:value-type="string" calcext:value-type="string">
            <text:p>randint(0,1)</text:p>
          </table:table-cell>
          <table:table-cell table:style-name="ce31" office:value-type="string" calcext:value-type="string">
            <text:p>1.2, 1.3, 1.9, 1.12, 3.11, 3.12, 5.1, 5.2, 5.12</text:p>
          </table:table-cell>
          <table:table-cell table:style-name="ce75"/>
          <table:table-cell table:number-columns-repeated="1016"/>
        </table:table-row>
        <table:table-row table:style-name="ro7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figure()</text:p>
          </table:table-cell>
          <table:table-cell table:style-name="ce11" office:value-type="string" calcext:value-type="string">
            <text:p>matplotlib.pyplot.figure()</text:p>
          </table:table-cell>
          <table:table-cell table:style-name="ce31" office:value-type="string" calcext:value-type="string">
            <text:p>1.8, 1.10, 1.19, 1.21, 1.27, 2.10, 2.18, 3.10, 3.12, 3.14, 5.1, 5.2, 5.3, 5.4, 5.5, 5.14, 5.15, 5.18, 5.20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min()</text:p>
          </table:table-cell>
          <table:table-cell table:style-name="ce31" office:value-type="string" calcext:value-type="string">
            <text:p>1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max()</text:p>
          </table:table-cell>
          <table:table-cell table:style-name="ce31" office:value-type="string" calcext:value-type="string">
            <text:p>1.9, 2.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mean()</text:p>
          </table:table-cell>
          <table:table-cell table:style-name="ce11" office:value-type="string" calcext:value-type="string">
            <text:p>numpy.mean()</text:p>
          </table:table-cell>
          <table:table-cell table:style-name="ce31" office:value-type="string" calcext:value-type="string">
            <text:p>1.12, 1.17, 1.20, 2.18, 3.3, 3.4, 3.7, 3.8, 3.10, 4.14, 4.17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hist()</text:p>
          </table:table-cell>
          <table:table-cell table:style-name="ce11" office:value-type="string" calcext:value-type="string">
            <text:p>matplotlib.pyplot.hist()</text:p>
          </table:table-cell>
          <table:table-cell table:style-name="ce31" office:value-type="string" calcext:value-type="string">
            <text:p>1.12, 1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var()</text:p>
          </table:table-cell>
          <table:table-cell table:style-name="ce11" office:value-type="string" calcext:value-type="string">
            <text:p>numpy.var()</text:p>
          </table:table-cell>
          <table:table-cell table:style-name="ce31" office:value-type="string" calcext:value-type="string">
            <text:p>1.12, 1.17, 3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ov()</text:p>
          </table:table-cell>
          <table:table-cell table:style-name="ce11" office:value-type="string" calcext:value-type="string">
            <text:p>numpy.cov()</text:p>
          </table:table-cell>
          <table:table-cell table:style-name="ce31" office:value-type="string" calcext:value-type="string">
            <text:p>1.14, 1.15, 1.16, 1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eig()</text:p>
          </table:table-cell>
          <table:table-cell table:style-name="ce11" office:value-type="string" calcext:value-type="string">
            <text:p>numpy.linalg.eig()</text:p>
          </table:table-cell>
          <table:table-cell table:style-name="ce31" office:value-type="string" calcext:value-type="string">
            <text:p>1.14, 1.15, 1.16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plot()</text:p>
          </table:table-cell>
          <table:table-cell table:style-name="ce11" office:value-type="string" calcext:value-type="string">
            <text:p>matplotlib.pyplot.plot()</text:p>
          </table:table-cell>
          <table:table-cell table:style-name="ce31" office:value-type="string" calcext:value-type="string">
            <text:p>1.15, 1.16, 1.18, 1.23, 1.24, 1.26, 3.6, 3.7, 3.8, 3.13, 5.6, 5.8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inv()</text:p>
          </table:table-cell>
          <table:table-cell table:style-name="ce11" office:value-type="string" calcext:value-type="string">
            <text:p>numpy.linalg.inv()</text:p>
          </table:table-cell>
          <table:table-cell table:style-name="ce31" office:value-type="string" calcext:value-type="string">
            <text:p>1.1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sqrt()</text:p>
          </table:table-cell>
          <table:table-cell table:style-name="ce31" office:value-type="string" calcext:value-type="string">
            <text:p>1.16, 3.11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length()</text:p>
          </table:table-cell>
          <table:table-cell table:style-name="ce11" office:value-type="string" calcext:value-type="string">
            <text:p>len()</text:p>
          </table:table-cell>
          <table:table-cell table:style-name="ce31" office:value-type="string" calcext:value-type="string">
            <text:p>1.17, 1.23, 1.24, 1.26, 3.10, 4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errorbar()</text:p>
          </table:table-cell>
          <table:table-cell table:style-name="ce11" office:value-type="string" calcext:value-type="string">
            <text:p>matplotlib.pyplot.errorbar()</text:p>
          </table:table-cell>
          <table:table-cell table:style-name="ce31" office:value-type="string" calcext:value-type="string">
            <text:p>1.17, 1.20, 3.3, 3.4, 3.7, 3.10, 4.14, 4.1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ond()</text:p>
          </table:table-cell>
          <table:table-cell table:style-name="ce11" office:value-type="string" calcext:value-type="string">
            <text:p>numpy.linalg.cond()</text:p>
          </table:table-cell>
          <table:table-cell table:style-name="ce31" office:value-type="string" calcext:value-type="string">
            <text:p>1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zeros()</text:p>
          </table:table-cell>
          <table:table-cell table:style-name="ce11" office:value-type="string" calcext:value-type="string">
            <text:p>numpy.zeros()</text:p>
          </table:table-cell>
          <table:table-cell table:style-name="ce31" office:value-type="string" calcext:value-type="string">
            <text:p>1.18, 1.19, 3.4, 3.13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td()</text:p>
          </table:table-cell>
          <table:table-cell table:style-name="ce11" office:value-type="string" calcext:value-type="string">
            <text:p>numpy.std()</text:p>
          </table:table-cell>
          <table:table-cell table:style-name="ce31" office:value-type="string" calcext:value-type="string">
            <text:p>1.20, 3.3, 3.4, 3.7, 3.8, 3.10, 4.14, 4.17, 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aveas()</text:p>
          </table:table-cell>
          <table:table-cell table:style-name="ce11" table:formula="of:=-[.F96]" office:value-type="string" office:string-value="" calcext:value-type="error">
            <text:p>#VALUE!</text:p>
          </table:table-cell>
          <table:table-cell table:style-name="ce31" office:value-type="string" calcext:value-type="string">
            <text:p>1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sum()</text:p>
          </table:table-cell>
          <table:table-cell table:style-name="ce31" office:value-type="string" calcext:value-type="string">
            <text:p>1.23, 1.24, 1.26, 2.3, 2.18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log()</text:p>
          </table:table-cell>
          <table:table-cell table:style-name="ce11" office:value-type="string" calcext:value-type="string">
            <text:p>math.log()</text:p>
          </table:table-cell>
          <table:table-cell table:style-name="ce31" office:value-type="string" calcext:value-type="string">
            <text:p>1.23, 1.24, 1.2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find()</text:p>
          </table:table-cell>
          <table:table-cell table:style-name="ce11" office:value-type="string" calcext:value-type="string">
            <text:p>numpy.nonzero()</text:p>
          </table:table-cell>
          <table:table-cell table:style-name="ce31" office:value-type="string" calcext:value-type="string">
            <text:p>2.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ize()</text:p>
          </table:table-cell>
          <table:table-cell table:style-name="ce11" office:value-type="string" calcext:value-type="string">
            <text:p>numpy.array(some_array).shape</text:p>
          </table:table-cell>
          <table:table-cell table:style-name="ce31" office:value-type="string" calcext:value-type="string">
            <text:p>2.1, 3.7, 3.8, 3.10, 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anova1()</text:p>
          </table:table-cell>
          <table:table-cell table:style-name="ce11" office:value-type="string" calcext:value-type="string">
            <text:p>scipy.stats.f_oneway()</text:p>
          </table:table-cell>
          <table:table-cell table:style-name="ce31" office:value-type="string" calcext:value-type="string">
            <text:p>2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abs()</text:p>
          </table:table-cell>
          <table:table-cell table:style-name="ce31" office:value-type="string" calcext:value-type="string">
            <text:p>2.18, 5.3, 5.7, 5.2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load()</text:p>
          </table:table-cell>
          <table:table-cell table:style-name="ce11" office:value-type="string" calcext:value-type="string">
            <text:p>read()</text:p>
          </table:table-cell>
          <table:table-cell table:style-name="ce31" office:value-type="string" calcext:value-type="string">
            <text:p>3.1, 3.4, 3.5, 3.7, 3.8, 3.10, 3.12, 3.13, 3.14, 4.1, 4.16, 4.17, 5.3, 5.6, 5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ones()</text:p>
          </table:table-cell>
          <table:table-cell table:style-name="ce11" office:value-type="string" calcext:value-type="string">
            <text:p>numpy.ones()</text:p>
          </table:table-cell>
          <table:table-cell table:style-name="ce31" office:value-type="string" calcext:value-type="string">
            <text:p>3.7, 3.8, 3.1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how()</text:p>
          </table:table-cell>
          <table:table-cell table:style-name="ce11" office:value-type="string" calcext:value-type="string">
            <text:p>matplotlib.pyplot.show()</text:p>
          </table:table-cell>
          <table:table-cell table:style-name="ce31" office:value-type="string" calcext:value-type="string">
            <text:p>3.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ng()</text:p>
          </table:table-cell>
          <table:table-cell table:style-name="ce11" office:value-type="string" calcext:value-type="string">
            <text:p>seed()</text:p>
          </table:table-cell>
          <table:table-cell table:style-name="ce31" office:value-type="string" calcext:value-type="string">
            <text:p>3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otate3d()</text:p>
          </table:table-cell>
          <table:table-cell table:style-name="ce11" office:value-type="string" calcext:value-type="string">
            <text:p>mpl_toolkits.mplot3d.Axes3D()</text:p>
          </table:table-cell>
          <table:table-cell table:style-name="ce31" office:value-type="string" calcext:value-type="string">
            <text:p>3.1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dperm()</text:p>
          </table:table-cell>
          <table:table-cell table:style-name="ce11" office:value-type="string" calcext:value-type="string">
            <text:p>numpy.random.permutation()</text:p>
          </table:table-cell>
          <table:table-cell table:style-name="ce31" office:value-type="string" calcext:value-type="string">
            <text:p>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dn()</text:p>
          </table:table-cell>
          <table:table-cell table:style-name="ce11" office:value-type="string" calcext:value-type="string">
            <text:p>numpy.random.randn()</text:p>
          </table:table-cell>
          <table:table-cell table:style-name="ce31" office:value-type="string" calcext:value-type="string">
            <text:p>5.1, 5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orr()</text:p>
          </table:table-cell>
          <table:table-cell table:style-name="ce11" office:value-type="string" calcext:value-type="string">
            <text:p>pandas.DataFrame.corr()</text:p>
          </table:table-cell>
          <table:table-cell table:style-name="ce31" office:value-type="string" calcext:value-type="string">
            <text:p>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sort()</text:p>
          </table:table-cell>
          <table:table-cell table:style-name="ce31" office:value-type="string" calcext:value-type="string">
            <text:p>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k()</text:p>
          </table:table-cell>
          <table:table-cell table:style-name="ce11" office:value-type="string" calcext:value-type="string">
            <text:p>numpy.linalg.matrix_rank()</text:p>
          </table:table-cell>
          <table:table-cell table:style-name="ce31" office:value-type="string" calcext:value-type="string">
            <text:p>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bar()</text:p>
          </table:table-cell>
          <table:table-cell table:style-name="ce11" office:value-type="string" calcext:value-type="string">
            <text:p>matplotlib.pyplot.bar()</text:p>
          </table:table-cell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mpath()</text:p>
          </table:table-cell>
          <table:table-cell table:style-name="ce23" office:value-type="string" calcext:value-type="string">
            <text:p>-F120F120</text:p>
          </table:table-cell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etname()</text:p>
          </table:table-cell>
          <table:table-cell table:style-name="ce29" office:value-type="string" calcext:value-type="string">
            <text:p>matplotlib.pyplot.gcf().canvas.manager.set_window_title()</text:p>
          </table:table-cell>
          <table:table-cell table:style-name="ce31" office:value-type="string" calcext:value-type="string">
            <text:p>5.16, 5.17, 5.1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7"/>
          <table:covered-table-cell table:number-columns-repeated="2" table:style-name="ce15"/>
          <table:covered-table-cell table:style-name="ce22"/>
          <table:table-cell table:style-name="ce12" office:value-type="string" calcext:value-type="string">
            <text:p>repmat()</text:p>
          </table:table-cell>
          <table:table-cell table:style-name="ce12" office:value-type="string" calcext:value-type="string">
            <text:p>numpy.matlib.repmat()</text:p>
          </table:table-cell>
          <table:table-cell table:style-name="ce32" office:value-type="string" calcext:value-type="string">
            <text:p>5.22</text:p>
          </table:table-cell>
          <table:table-cell table:style-name="ce76"/>
          <table:table-cell table:number-columns-repeated="1016"/>
        </table:table-row>
        <table:table-row table:style-name="ro9">
          <table:table-cell table:style-name="ce8"/>
          <table:table-cell table:number-columns-repeated="3"/>
          <table:table-cell office:value-type="string" calcext:value-type="string">
            <text:p>prod()</text:p>
          </table:table-cell>
          <table:table-cell office:value-type="string" calcext:value-type="string">
            <text:p>numpy.prod()</text:p>
          </table:table-cell>
          <table:table-cell table:number-columns-repeated="1018"/>
        </table:table-row>
        <table:table-row table:style-name="ro10" table:number-rows-repeated="104845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onçalo" table:style-name="ta2">
        <office:forms form:automatic-focus="false" form:apply-design-mode="false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number-columns-repeated="56" table:default-cell-style-name="ce34"/>
        <table:table-column table:style-name="co14" table:number-columns-repeated="960" table:default-cell-style-name="ce80"/>
        <table:table-row table:style-name="ro10">
          <table:table-cell office:value-type="string" calcext:value-type="string">
            <text:p>PRTools Matlab function</text:p>
          </table:table-cell>
          <table:table-cell office:value-type="string" calcext:value-type="string">
            <text:p>Link Python</text:p>
          </table:table-cell>
          <table:table-cell office:value-type="string" calcext:value-type="string">
            <text:p>Link Matlab</text:p>
          </table:table-cell>
          <table:table-cell office:value-type="string" calcext:value-type="string">
            <text:p>PRTools Python equivalent</text:p>
          </table:table-cell>
          <table:table-cell office:value-type="string" calcext:value-type="string">
            <text:p>Generic Matlab function</text:p>
          </table:table-cell>
          <table:table-cell office:value-type="string" calcext:value-type="string">
            <text:p>Generic Python equivalen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ranslated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ddpath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.path.append</text:p>
          </table:table-cell>
          <table:table-cell office:value-type="string" calcext:value-type="string">
            <text:p>1.1-12, 1.13, 1.14, 1.15, 1.16, 1.17, 1.18, 1.19, 1.20, 1.21, 1.22, 1.23, 1.24, 1.25, 1.26, 1.27 , 5_3, 5_4, 5_5, 5_6, <text:s/>5_6b, 5_6c, 5_6d, 5_7, 5_8, 5_9, 5_10, 5_11, 5_12, 5_13, 5_14, 5_15, 5_16, 5_17, 5_18, 5_19, 5_20, 5_21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path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.path.append</text:p>
          </table:table-cell>
          <table:table-cell office:value-type="string" calcext:value-type="string">
            <text:p>1.1-12, 1.13, 1.14, 1.15, 1.16, 1.17,1.18, 1.19, 1.20, 1.21, 1.22, 1.23, 1.24, 1.25, 1.26, 1.27, 5_3, 5_4, 5_5, 5_6, 5_6b, 5_6c, 5_6d, 5_7, 5_8, 5_9, 5_10, 5_11, 5_12, 5_13, 5_14, 5_15, 5_16, 5_17, 5_18, 5_19, 5_20, 5_21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an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andom.random</text:p>
          </table:table-cell>
          <table:table-cell office:value-type="string" calcext:value-type="string">
            <text:p>1.1-12, 3_11, 3_12, 5_1, 5_2, 5_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datase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dtype</text:p>
          </table:table-cell>
          <table:table-cell office:value-type="string" calcext:value-type="string">
            <text:p>1.1-12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lab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genlab.html</text:p>
          </table:table-cell>
          <table:table-cell office:value-type="string" calcext:value-type="string">
            <text:p>genl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tlablis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ldat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seldat.html</text:p>
          </table:table-cell>
          <table:table-cell office:value-type="string" calcext:value-type="string">
            <text:p>seld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catterd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scatterd.html</text:p>
          </table:table-cell>
          <table:table-cell office:value-type="string" calcext:value-type="string">
            <text:p>scatte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1.13, 1.15, 1.16, 1.19, 1.22, 1.27, day2, 3_1, 3_2, 3_8, 3_10, 3_11, 3_12, 3_14, day4, 5_1, 5_2, 5_3, 5_4, 5_5, 5_8, 5_14, 5_15, 5_16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catterdu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scatterdui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b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b.html</text:p>
          </table:table-cell>
          <table:table-cell office:value-type="string" calcext:value-type="string">
            <text:p>gendat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day 2, 3_4, 5_1, 5_2, 5_5, 5_8, 5_10, 5_15, 5_16, 5_18, 5_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c.html</text:p>
          </table:table-cell>
          <table:table-cell office:value-type="string" calcext:value-type="string">
            <text:p>genda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5_9, 5_17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d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d.html</text:p>
          </table:table-cell>
          <table:table-cell office:value-type="string" calcext:value-type="string">
            <text:p>gendat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5_13, 5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h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h.html</text:p>
          </table:table-cell>
          <table:table-cell office:value-type="string" calcext:value-type="string">
            <text:p>genda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day2, 5_16, 5_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figur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figure</text:p>
          </table:table-cell>
          <table:table-cell office:value-type="string" calcext:value-type="string">
            <text:p>1.1-12, 1.17, 1.19, 1.20, 1.21, 1.27, day2, 3_1, 3_4, 3_7, 3_8, 3_12, 3_14, 5_1, 5_2, 5_3, 5_4, 5_5, 5_6d, 5_14, 5_15, 5_17, 5_18, 5_20, 5_21, 5_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min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max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tfeatla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@prdataset/setfeatlab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k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endatk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endatp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aus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1.13, 1.14, 1.15, 1.16, 1.17, 1.18, 1.19, 1.20, 1.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mea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@dataset, @datafil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.mean</text:p>
          </table:table-cell>
          <table:table-cell office:value-type="string" calcext:value-type="string">
            <text:p>1.1-12, 1.17, 1.20, day2, 3_3, 3_4, 3_7, 3_8, 3_10, day4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hist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@dataset, @datafil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py.histogram</text:p>
          </table:table-cell>
          <table:table-cell office:value-type="string" calcext:value-type="string">
            <text:p>1.1-12, 1.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va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@dataset, @datafil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py.var</text:p>
          </table:table-cell>
          <table:table-cell office:value-type="string" calcext:value-type="string">
            <text:p>1.1-12, 1.17, 3_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auss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aussm.html</text:p>
          </table:table-cell>
          <table:table-cell office:value-type="string" calcext:value-type="string">
            <text:p>gauss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3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lotm</text:p>
          </table:table-cell>
          <table:table-cell office:value-type="string" calcext:value-type="string">
            <text:p>https://github.com/DMJTax/prtools/blob/master/prtools/mapping.py</text:p>
          </table:table-cell>
          <table:table-cell office:value-type="string" calcext:value-type="string">
            <text:p>http://prtools.tudelft.nl/prhtml/prtools/plotm.html</text:p>
          </table:table-cell>
          <table:table-cell office:value-type="string" calcext:value-type="string">
            <text:p>plot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3, 1.27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ov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cov</text:p>
          </table:table-cell>
          <table:table-cell office:value-type="string" calcext:value-type="string">
            <text:p>1.14, 1.15, 1.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eig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ipy.linalg.eig</text:p>
          </table:table-cell>
          <table:table-cell office:value-type="string" calcext:value-type="string">
            <text:p>1.14, 1.15, 1.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lo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plot</text:p>
          </table:table-cell>
          <table:table-cell office:value-type="string" calcext:value-type="string">
            <text:p>1.15, 1.16, 1.18, 1.23, 1.26, 3_6, 3_7, 3_8, 3_13, 5_6b, 5_6c, 5_6d, 5_8, 5_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inv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 linalg.Inv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qr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t</text:p>
          </table:table-cell>
          <table:table-cell office:value-type="string" calcext:value-type="string">
            <text:p>1.16, 3_11, 3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ength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1.17, 1.26, 3_10, day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std</text:p>
          </table:table-cell>
          <table:table-cell office:value-type="string" calcext:value-type="string">
            <text:p>1.17, 1.20, 3_3, 3_4, 3_7, 3_8, 3_10, day4, 5_6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errorba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errorbar</text:p>
          </table:table-cell>
          <table:table-cell office:value-type="string" calcext:value-type="string">
            <text:p>1.17, 1.20, 3_3, 3_4, 3_7, 3_10, day4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on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 linalg.cond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zero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zeros</text:p>
          </table:table-cell>
          <table:table-cell office:value-type="string" calcext:value-type="string">
            <text:p>1.18, 1.19, 3_4, 3_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aplac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py.laplace_transform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hist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s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gendats.html</text:p>
          </table:table-cell>
          <table:table-cell office:value-type="string" calcext:value-type="string">
            <text:p>genda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22, 1.23, 1.24, 1.25, 1.26, 1.27, 3_4, day4, 5_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arzen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arzenm.html</text:p>
          </table:table-cell>
          <table:table-cell office:value-type="string" calcext:value-type="string">
            <text:p>parzen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22, 1.23, 1.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ridsiz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ridsize.html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grid</text:p>
          </table:table-cell>
          <table:table-cell office:value-type="string" calcext:value-type="string">
            <text:p>1.22, 1.27, 3_8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um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1.23, 1.24, 1.26, day2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og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.log</text:p>
          </table:table-cell>
          <table:table-cell office:value-type="string" calcext:value-type="string">
            <text:p>1.23, 1.24, 1.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gendat.html</text:p>
          </table:table-cell>
          <table:table-cell office:value-type="string" calcext:value-type="string">
            <text:p>gendat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24, 1.26, 3_3, 3_7, 3_10, 3_11, 3_12, 5_10, 5_11, 5_12, 5_13, 5_14, 5_15, 5_16, 5_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arzenm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arzenml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knn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knnm.html</text:p>
          </table:table-cell>
          <table:table-cell office:value-type="string" calcext:value-type="string">
            <text:p>knn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extractClas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tla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etlab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qd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qdc.html</text:p>
          </table:table-cell>
          <table:table-cell office:value-type="string" calcext:value-type="string">
            <text:p>qd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3, 5_9, 5_10, 5_11, 5_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test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testc.html</text:p>
          </table:table-cell>
          <table:table-cell office:value-type="string" calcext:value-type="string">
            <text:p>tes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3_3, 3_4, 3_5, 3_7, 3_10, 5_3, 5_7, 5_8, 5_9, 5_10, 5_11, 5_12, 5_13, 5_14, 5_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rossval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learn.model_selection import cross_val_score</text:p>
          </table:table-cell>
          <table:table-cell office:value-type="string" calcext:value-type="string">
            <text:p>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lot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lote.html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learn.model_selection import learning_curve</text:p>
          </table:table-cell>
          <table:table-cell office:value-type="string" calcext:value-type="string">
            <text:p>Day2, 5_17, 5_19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roc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/>
            <text:p>sklearn.metrics.roc_curve</text:p>
          </table:table-cell>
          <table:table-cell office:value-type="string" calcext:value-type="string">
            <text:p>day2, 5_6b, 5_6c, 5_6d, 5_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nova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 scipy.stats import f_oneway</text:p>
          </table:table-cell>
          <table:table-cell office:value-type="string" calcext:value-type="string">
            <text:p>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lot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lotf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 sklearn.neighbors import KernelDensity</text:p>
          </table:table-cell>
          <table:table-cell office:value-type="string" calcext:value-type="string">
            <text:p>day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ogl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loglc.html</text:p>
          </table:table-cell>
          <table:table-cell office:value-type="string" calcext:value-type="string">
            <text:p>logl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office:value-type="string" calcext:value-type="string">
            <text:p>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arzen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arzenc.html</text:p>
          </table:table-cell>
          <table:table-cell office:value-type="string" calcext:value-type="string">
            <text:p>parze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knn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knnc.html</text:p>
          </table:table-cell>
          <table:table-cell office:value-type="string" calcext:value-type="string">
            <text:p>kn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3_3, 3_4, 3_7, 3_10, 5_3, 5_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lotc</text:p>
          </table:table-cell>
          <table:table-cell office:value-type="string" calcext:value-type="string">
            <text:p>https://github.com/DMJTax/prtools/blob/master/prtools/mapping.py</text:p>
          </table:table-cell>
          <table:table-cell office:value-type="string" calcext:value-type="string">
            <text:p>http://prtools.tudelft.nl/prhtml/prtools/plotc.html</text:p>
          </table:table-cell>
          <table:table-cell office:value-type="string" calcext:value-type="string">
            <text:p>plo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1, 5_2, 5_3, 5_4, 5_5, 5_14, 5_15, 5_16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d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ldc.html</text:p>
          </table:table-cell>
          <table:table-cell office:value-type="string" calcext:value-type="string">
            <text:p>ld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3, 5_11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fisher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fisherc.html</text:p>
          </table:table-cell>
          <table:table-cell office:value-type="string" calcext:value-type="string">
            <text:p>fishe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10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b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Day2, 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nm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nmc.html</text:p>
          </table:table-cell>
          <table:table-cell office:value-type="string" calcext:value-type="string">
            <text:p>ln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3, 5_8, 5_9, 5_10, 5_11, 5_12, 5_14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tree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treec.html</text:p>
          </table:table-cell>
          <table:table-cell office:value-type="string" calcext:value-type="string">
            <text:p>dectre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11, 5_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oa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, read</text:p>
          </table:table-cell>
          <table:table-cell office:value-type="string" calcext:value-type="string">
            <text:p>3_1, 3_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fsel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, 3_2, 3_3, 3_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datd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2, 3_3, 3_6, 5_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amc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rwarni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rwarning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ca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cam.html</text:p>
          </table:table-cell>
          <table:table-cell office:value-type="string" calcext:value-type="string">
            <text:p>pc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6, 3_7, 3_8, 3_11, 3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iz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3_7, 3_8, 3_10, 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one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ones</text:p>
          </table:table-cell>
          <table:table-cell office:value-type="string" calcext:value-type="string">
            <text:p>3_7, 3_8, 3_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<text:s/>show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show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fisher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fisherm.html</text:p>
          </table:table-cell>
          <table:table-cell office:value-type="string" calcext:value-type="string">
            <text:p>fishe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9, 3_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ircles3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circles3d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dist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distm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, 3_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md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mds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, 3_12, 3_13, 3_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ng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random.random</text:p>
          </table:table-cell>
          <table:table-cell office:value-type="string" calcext:value-type="string">
            <text:p>3_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ines5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lines5d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otate3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l_toolkits.mplot3d import Axes3D</text:p>
          </table:table-cell>
          <table:table-cell office:value-type="string" calcext:value-type="string">
            <text:p>3_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andperm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random.permutation</text:p>
          </table:table-cell>
          <table:table-cell office:value-type="string" calcext:value-type="string">
            <text:p>3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andn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random.randn</text:p>
          </table:table-cell>
          <table:table-cell office:value-type="string" calcext:value-type="string">
            <text:p>5_1, 5_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mn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lmn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, 5_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bn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rbn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, 5_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tlab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@prdataset/getlabels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, 5_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or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corrcoef(np.hstack((B,A)),rowvar=False)[0,1:]</text:p>
          </table:table-cell>
          <table:table-cell office:value-type="string" calcext:value-type="string">
            <text:p>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sor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ynew=y.sort(axis=1)</text:p>
            <text:p>indx=y.argsort(axis=1)</text:p>
          </table:table-cell>
          <table:table-cell office:value-type="string" calcext:value-type="string">
            <text:p>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featsel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featsel.html</text:p>
          </table:table-cell>
          <table:table-cell office:value-type="string" calcext:value-type="string">
            <text:p>featse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tprio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@prdataset/setprior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, 5_11, 5_19, 5_20, 5_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tprior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@prdataset/getprior.html</text:p>
          </table:table-cell>
          <table:table-cell office:value-type="string" calcext:value-type="string">
            <text:p>getpri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, 5_11, 5_19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v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svc.html</text:p>
          </table:table-cell>
          <table:table-cell office:value-type="string" calcext:value-type="string">
            <text:p>sv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4, 5_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ba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figure().add_axes().bar()</text:p>
          </table:table-cell>
          <table:table-cell office:value-type="string" calcext:value-type="string">
            <text:p>5_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rox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roxm.html</text:p>
          </table:table-cell>
          <table:table-cell office:value-type="string" calcext:value-type="string">
            <text:p>prox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b, 5_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vc_kernel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b, 5_6c, 5_6d, 5_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airwise_km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c, 5_6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ombine_kernel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pars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ars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bagging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baggingc.html</text:p>
          </table:table-cell>
          <table:table-cell office:value-type="string" calcext:value-type="string">
            <text:p>baggin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3, 5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ump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stumpc.html</text:p>
          </table:table-cell>
          <table:table-cell office:value-type="string" calcext:value-type="string">
            <text:p>stump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weak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weak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6, 5_17, 5_1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tnam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gcf().canvas.set_window_title()</text:p>
          </table:table-cell>
          <table:table-cell office:value-type="string" calcext:value-type="string">
            <text:p>5_16, 5_17, 5_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cleval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cleval.html</text:p>
          </table:table-cell>
          <table:table-cell office:value-type="string" calcext:value-type="string">
            <text:p>clev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7, 5_19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daboost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adaboostc.html</text:p>
          </table:table-cell>
          <table:table-cell office:value-type="string" calcext:value-type="string">
            <text:p>adaboos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nregre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, 5_22f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ettarget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, 5_22f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linearr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linearr.html</text:p>
          </table:table-cell>
          <table:table-cell office:value-type="string" calcext:value-type="string">
            <text:p>linea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epma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title</text:p>
          </table:table-cell>
          <table:table-cell office:value-type="string" calcext:value-type="string">
            <text:p>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catterr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scatterr.html</text:p>
          </table:table-cell>
          <table:table-cell office:value-type="string" calcext:value-type="string">
            <text:p>scatte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fprintf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import sys</text:p>
            <text:p>def fprintf(stream, format_spec, *args):</text:p>
            <text:p>    stream.write(format_spec % args)</text:p>
          </table:table-cell>
          <table:table-cell office:value-type="string" calcext:value-type="string">
            <text:p>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 table:number-rows-repeated="104846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izem" table:style-name="ta3">
        <office:forms form:automatic-focus="false" form:apply-design-mode="false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" table:default-cell-style-name="ce36"/>
        <table:table-column table:style-name="co20" table:default-cell-style-name="ce36"/>
        <table:table-column table:style-name="co15" table:number-columns-repeated="1017" table:default-cell-style-name="ce36"/>
        <table:table-row table:style-name="ro10">
          <table:table-cell/>
          <table:table-cell table:style-name="ce37" office:value-type="string" calcext:value-type="string">
            <text:p>PRTools Matlab function</text:p>
          </table:table-cell>
          <table:table-cell table:style-name="ce37" office:value-type="string" calcext:value-type="string">
            <text:p>Link</text:p>
          </table:table-cell>
          <table:table-cell table:style-name="ce37" office:value-type="string" calcext:value-type="string">
            <text:p>PRTools Python equivalent</text:p>
          </table:table-cell>
          <table:table-cell table:style-name="ce37" office:value-type="string" calcext:value-type="string">
            <text:p>Generic Matlab function</text:p>
          </table:table-cell>
          <table:table-cell table:style-name="ce37" office:value-type="string" calcext:value-type="string">
            <text:p>Generic Python equivalent</text:p>
          </table:table-cell>
          <table:table-cell table:style-name="ce37" office:value-type="string" calcext:value-type="string">
            <text:p>Used in exercise #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addpath()</text:p>
          </table:table-cell>
          <table:table-cell table:style-name="ce42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41" office:value-type="float" office:value="0" calcext:value-type="float">
            <text:p>0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genpath()</text:p>
          </table:table-cell>
          <table:table-cell table:style-name="ce42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41" office:value-type="float" office:value="0" calcext:value-type="float">
            <text:p>0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and()</text:p>
          </table:table-cell>
          <table:table-cell table:style-name="ce38" office:value-type="string" calcext:value-type="string">
            <text:p>randint(0,1)</text:p>
          </table:table-cell>
          <table:table-cell table:style-name="ce41" office:value-type="string" calcext:value-type="string">
            <text:p>1.2, 1.3, 1.9, 1.12, 3.11, 3.12, 5.1, 5.2, 5.12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dataset()</text:p>
          </table:table-cell>
          <table:table-cell table:style-name="ce39" office:value-type="string" calcext:value-type="string">
            <text:p><text:a xlink:href="http://prtools.tudelft.nl/prhtml/@prdataset/prdataset.html" xlink:type="simple">http://prtools.tudelft.nl/prhtml/@prdataset/prdataset.html</text:a></text:p>
          </table:table-cell>
          <table:table-cell table:style-name="ce38" office:value-type="string" calcext:value-type="string">
            <text:p>prdataset()</text:p>
          </table:table-cell>
          <table:table-cell table:style-name="ce38" table:number-columns-repeated="2"/>
          <table:table-cell table:style-name="ce41" office:value-type="string" calcext:value-type="string">
            <text:p>1.2, 1.9, 2.1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lab()</text:p>
          </table:table-cell>
          <table:table-cell table:style-name="ce39" office:value-type="string" calcext:value-type="string">
            <text:p><text:a xlink:href="http://prtools.tudelft.nl/prhtml/prtools/genlab.html" xlink:type="simple">http://prtools.tudelft.nl/prhtml/prtools/genlab.html </text:a></text:p>
          </table:table-cell>
          <table:table-cell table:style-name="ce38" office:value-type="string" calcext:value-type="string">
            <text:p>genlab()</text:p>
          </table:table-cell>
          <table:table-cell table:style-name="ce38" table:number-columns-repeated="2"/>
          <table:table-cell table:style-name="ce41" office:value-type="string" calcext:value-type="string">
            <text:p>1.2, 1.9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tlabels(),getlablist()</text:p>
          </table:table-cell>
          <table:table-cell table:style-name="ce39" office:value-type="string" calcext:value-type="string">
            <text:p><text:a xlink:href="http://prtools.tudelft.nl/prhtml/@prdataset/getlabels.html" xlink:type="simple">http://prtools.tudelft.nl/prhtml/@prdataset/getlabels.html </text:a></text:p>
          </table:table-cell>
          <table:table-cell table:style-name="ce38" office:value-type="string" calcext:value-type="string">
            <text:p>prdataset.lablist()</text:p>
          </table:table-cell>
          <table:table-cell table:style-name="ce38" table:number-columns-repeated="2"/>
          <table:table-cell table:style-name="ce41" office:value-type="string" calcext:value-type="string">
            <text:p>1.1, 3.10, 5.3, 5.7, 5.21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seldat()</text:p>
          </table:table-cell>
          <table:table-cell table:style-name="ce39" office:value-type="string" calcext:value-type="string">
            <text:p><text:a xlink:href="http://prtools.tudelft.nl/prhtml/prtools/seldat.html" xlink:type="simple">http://prtools.tudelft.nl/prhtml/prtools/seldat.html </text:a></text:p>
          </table:table-cell>
          <table:table-cell table:style-name="ce38" office:value-type="string" calcext:value-type="string">
            <text:p>seldat()</text:p>
          </table:table-cell>
          <table:table-cell table:style-name="ce38" table:number-columns-repeated="2"/>
          <table:table-cell table:style-name="ce41" office:value-type="string" calcext:value-type="string">
            <text:p>1.1, 2.18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scatterd()</text:p>
          </table:table-cell>
          <table:table-cell table:style-name="ce39" office:value-type="string" calcext:value-type="string">
            <text:p><text:a xlink:href="http://prtools.tudelft.nl/prhtml/prtools/scatterd.html" xlink:type="simple">http://prtools.tudelft.nl/prhtml/prtools/scatterd.html </text:a></text:p>
          </table:table-cell>
          <table:table-cell table:style-name="ce38" office:value-type="string" calcext:value-type="string">
            <text:p>scatterd()</text:p>
          </table:table-cell>
          <table:table-cell table:style-name="ce38" table:number-columns-repeated="2"/>
          <table:table-cell table:style-name="ce41" office:value-type="string" calcext:value-type="string">
            <text:p>1.4, 1.6, 1.7, 1.8, 1.9, 1.10, 1.11, 1.13, 1.15, 1.16, 1.19, 1.22, 1.27, 2.1, 2.7, 2.8, 2.10, 2.14, 2.15, 2.16, 2.18, 2.19, 2.20, 3.1, 3.2, 3.9, 3.10, 3.11, 3.12, 3.14, 4.1, 4.2, 4.3, 4.4, 4.5, 4.6, 4.9, 4.14, 4.16, 4.17, 5.1, 5.2, 5.3, 5.4, 5.5, 5.8, 5.14, 5.15, 5.16, 5.18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scatterdui()</text:p>
          </table:table-cell>
          <table:table-cell table:style-name="ce39" office:value-type="string" calcext:value-type="string">
            <text:p><text:a xlink:href="http://prtools.tudelft.nl/prhtml/prtools/scatterdui.html" xlink:type="simple">http://prtools.tudelft.nl/prhtml/prtools/scatterdui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5, 1.8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datb()</text:p>
          </table:table-cell>
          <table:table-cell table:style-name="ce39" office:value-type="string" calcext:value-type="string">
            <text:p><text:a xlink:href="http://prtools.tudelft.nl/prhtml/prtools/gendatb.html" xlink:type="simple">http://prtools.tudelft.nl/prhtml/prtools/gendatb.html </text:a></text:p>
          </table:table-cell>
          <table:table-cell table:style-name="ce38" office:value-type="string" calcext:value-type="string">
            <text:p>gendatb()</text:p>
          </table:table-cell>
          <table:table-cell table:style-name="ce38" table:number-columns-repeated="2"/>
          <table:table-cell table:style-name="ce41" office:value-type="string" calcext:value-type="string">
            <text:p>1.7, 1.10, 2.8, 2.15, 2.20, 5.1, 5.2, 5.5, 5.8, 5.9, 5.10, 5.15, 5.16, 5.18, 5.20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datc()</text:p>
          </table:table-cell>
          <table:table-cell table:style-name="ce39" office:value-type="string" calcext:value-type="string">
            <text:p><text:a xlink:href="http://prtools.tudelft.nl/prhtml/prtools/gendatc.html" xlink:type="simple">http://prtools.tudelft.nl/prhtml/prtools/gendatc.html </text:a></text:p>
          </table:table-cell>
          <table:table-cell table:style-name="ce38" office:value-type="string" calcext:value-type="string">
            <text:p>gendatc()</text:p>
          </table:table-cell>
          <table:table-cell table:style-name="ce38" table:number-columns-repeated="2"/>
          <table:table-cell table:style-name="ce41" office:value-type="string" calcext:value-type="string">
            <text:p>1.7, 5.17, 5.18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datd()</text:p>
          </table:table-cell>
          <table:table-cell table:style-name="ce39" office:value-type="string" calcext:value-type="string">
            <text:p><text:a xlink:href="http://prtools.tudelft.nl/prhtml/prtools/gendatd.html" xlink:type="simple">http://prtools.tudelft.nl/prhtml/prtools/gendatd.html </text:a></text:p>
          </table:table-cell>
          <table:table-cell table:style-name="ce38" office:value-type="string" calcext:value-type="string">
            <text:p>gendatd()</text:p>
          </table:table-cell>
          <table:table-cell table:style-name="ce38" table:number-columns-repeated="2"/>
          <table:table-cell table:style-name="ce41" office:value-type="string" calcext:value-type="string">
            <text:p>1.7, 3.2, 3.3, 3.6, 5.13, 5.14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dath()</text:p>
          </table:table-cell>
          <table:table-cell table:style-name="ce39" office:value-type="string" calcext:value-type="string">
            <text:p><text:a xlink:href="http://prtools.tudelft.nl/prhtml/prtools/gendath.html" xlink:type="simple">http://prtools.tudelft.nl/prhtml/prtools/gendath.html </text:a></text:p>
          </table:table-cell>
          <table:table-cell table:style-name="ce38" office:value-type="string" calcext:value-type="string">
            <text:p>gendath()</text:p>
          </table:table-cell>
          <table:table-cell table:style-name="ce38" table:number-columns-repeated="2"/>
          <table:table-cell table:style-name="ce41" office:value-type="string" calcext:value-type="string">
            <text:p>1.7, 2.18, 5.16, 5.17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plotf()</text:p>
          </table:table-cell>
          <table:table-cell table:style-name="ce39" office:value-type="string" calcext:value-type="string">
            <text:p><text:a xlink:href="http://prtools.tudelft.nl/prhtml/prtools/plotf.html" xlink:type="simple">http://prtools.tudelft.nl/prhtml/prtools/plotf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8, 2.5, 2.18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figure()</text:p>
          </table:table-cell>
          <table:table-cell table:style-name="ce38" office:value-type="string" calcext:value-type="string">
            <text:p>matplotlib.pyplot.figure()</text:p>
          </table:table-cell>
          <table:table-cell table:style-name="ce41" office:value-type="string" calcext:value-type="string">
            <text:p>1.8, 1.10, 1.19, 1.21, 1.27, 2.10, 2.18, 3.10, 3.12, 3.14, 5.1, 5.2, 5.3, 5.4, 5.5, 5.14, 5.15, 5.18, 5.20, 5.21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min()</text:p>
          </table:table-cell>
          <table:table-cell table:style-name="ce41" office:value-type="string" calcext:value-type="string">
            <text:p>1.9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max()</text:p>
          </table:table-cell>
          <table:table-cell table:style-name="ce41" office:value-type="string" calcext:value-type="string">
            <text:p>1.9, 2.1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setfeatlab()</text:p>
          </table:table-cell>
          <table:table-cell table:style-name="ce39" office:value-type="string" calcext:value-type="string">
            <text:p><text:a xlink:href="http://prtools.tudelft.nl/prhtml/@prdataset/setfeatlab.html" xlink:type="simple">http://prtools.tudelft.nl/prhtml/@prdataset/setfeatlab.html </text:a></text:p>
          </table:table-cell>
          <table:table-cell table:style-name="ce38" office:value-type="string" calcext:value-type="string">
            <text:p>prdataset.setdata()</text:p>
          </table:table-cell>
          <table:table-cell table:style-name="ce38" table:number-columns-repeated="2"/>
          <table:table-cell table:style-name="ce41" office:value-type="string" calcext:value-type="string">
            <text:p>1.9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datk()</text:p>
          </table:table-cell>
          <table:table-cell table:style-name="ce39" office:value-type="string" calcext:value-type="string">
            <text:p><text:a xlink:href="http://prtools.tudelft.nl/prhtml/prtools/gendatk.html" xlink:type="simple">http://prtools.tudelft.nl/prhtml/prtools/gendatk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10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endatp()</text:p>
          </table:table-cell>
          <table:table-cell table:style-name="ce39" office:value-type="string" calcext:value-type="string">
            <text:p><text:a xlink:href="http://prtools.tudelft.nl/prhtml/prtools/gendatp.html" xlink:type="simple">http://prtools.tudelft.nl/prhtml/prtools/gendatp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10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office:value-type="string" calcext:value-type="string">
            <text:p>gauss(), gendatgauss()</text:p>
          </table:table-cell>
          <table:table-cell table:style-name="ce39" office:value-type="string" calcext:value-type="string">
            <text:p>http://prtools.tudelft.nl/prhtml/prtools/gendatgauss.html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11, 1.13, 1.14, 1.15, 1.16, 1.17, 1.18, 1.19, 1.20, 1.21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mean()</text:p>
          </table:table-cell>
          <table:table-cell table:style-name="ce38" office:value-type="string" calcext:value-type="string">
            <text:p>numpy.mean()</text:p>
          </table:table-cell>
          <table:table-cell table:style-name="ce41" office:value-type="string" calcext:value-type="string">
            <text:p>1.12, 1.17, 1.20, 2.18, 3.3, 3.4, 3.7, 3.8, 3.10, 4.14, 4.17, 5.22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hist()</text:p>
          </table:table-cell>
          <table:table-cell table:style-name="ce38" office:value-type="string" calcext:value-type="string">
            <text:p>matplotlib.pyplot.hist()</text:p>
          </table:table-cell>
          <table:table-cell table:style-name="ce41" office:value-type="string" calcext:value-type="string">
            <text:p>1.12, 1.20</text:p>
          </table:table-cell>
          <table:table-cell table:style-name="ce38" table:number-columns-repeated="8"/>
          <table:table-cell table:number-columns-repeated="1009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var()</text:p>
          </table:table-cell>
          <table:table-cell table:style-name="ce38" office:value-type="string" calcext:value-type="string">
            <text:p>numpy.var()</text:p>
          </table:table-cell>
          <table:table-cell table:style-name="ce41" office:value-type="string" calcext:value-type="string">
            <text:p>1.12, 1.17, 3.7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aussm()</text:p>
          </table:table-cell>
          <table:table-cell table:style-name="ce39" office:value-type="string" calcext:value-type="string">
            <text:p><text:a xlink:href="http://prtools.tudelft.nl/prhtml/prtools/gaussm.html" xlink:type="simple">http://prtools.tudelft.nl/prhtml/prtools/gaussm.html </text:a></text:p>
          </table:table-cell>
          <table:table-cell table:style-name="ce38" office:value-type="string" calcext:value-type="string">
            <text:p>gaussm()</text:p>
          </table:table-cell>
          <table:table-cell table:style-name="ce38" table:number-columns-repeated="2"/>
          <table:table-cell table:style-name="ce41" office:value-type="string" calcext:value-type="string">
            <text:p>1.13, 2.1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plotm()</text:p>
          </table:table-cell>
          <table:table-cell table:style-name="ce40" office:value-type="string" calcext:value-type="string">
            <text:p><text:a xlink:href="http://prtools.tudelft.nl/prhtml/prtools/plotm.html" xlink:type="simple">http://prtools.tudelft.nl/prhtml/prtools/plotm.html </text:a></text:p>
          </table:table-cell>
          <table:table-cell table:style-name="ce38" office:value-type="string" calcext:value-type="string">
            <text:p>plotm()</text:p>
          </table:table-cell>
          <table:table-cell table:style-name="ce38" table:number-columns-repeated="2"/>
          <table:table-cell table:style-name="ce41" office:value-type="string" calcext:value-type="string">
            <text:p>1.13, 1.22, 1.27, 2.1, 2.7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cov()</text:p>
          </table:table-cell>
          <table:table-cell table:style-name="ce38" office:value-type="string" calcext:value-type="string">
            <text:p>numpy.cov()</text:p>
          </table:table-cell>
          <table:table-cell table:style-name="ce41" office:value-type="string" calcext:value-type="string">
            <text:p>1.14, 1.15, 1.16, 1.18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eig()</text:p>
          </table:table-cell>
          <table:table-cell table:style-name="ce38" office:value-type="string" calcext:value-type="string">
            <text:p>numpy.linalg.eig()</text:p>
          </table:table-cell>
          <table:table-cell table:style-name="ce41" office:value-type="string" calcext:value-type="string">
            <text:p>1.14, 1.15, 1.16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plot()</text:p>
          </table:table-cell>
          <table:table-cell table:style-name="ce38" office:value-type="string" calcext:value-type="string">
            <text:p>matplotlib.pyplot.plot()</text:p>
          </table:table-cell>
          <table:table-cell table:style-name="ce41" office:value-type="string" calcext:value-type="string">
            <text:p>1.15, 1.16, 1.18, 1.23, 1.24, 1.26, 3.6, 3.7, 3.8, 3.13, 5.6, 5.8, 5.22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inv()</text:p>
          </table:table-cell>
          <table:table-cell table:style-name="ce38" office:value-type="string" calcext:value-type="string">
            <text:p>numpy.linalg.inv()</text:p>
          </table:table-cell>
          <table:table-cell table:style-name="ce41" office:value-type="string" calcext:value-type="string">
            <text:p>1.16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sqrt()</text:p>
          </table:table-cell>
          <table:table-cell table:style-name="ce41" office:value-type="string" calcext:value-type="string">
            <text:p>1.16, 3.11, 3.14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length()</text:p>
          </table:table-cell>
          <table:table-cell table:style-name="ce38" office:value-type="string" calcext:value-type="string">
            <text:p>len()</text:p>
          </table:table-cell>
          <table:table-cell table:style-name="ce41" office:value-type="string" calcext:value-type="string">
            <text:p>1.17, 1.23, 1.24, 1.26, 3.10, 4.14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errorbar()</text:p>
          </table:table-cell>
          <table:table-cell table:style-name="ce38" office:value-type="string" calcext:value-type="string">
            <text:p>matplotlib.pyplot.errorbar()</text:p>
          </table:table-cell>
          <table:table-cell table:style-name="ce41" office:value-type="string" calcext:value-type="string">
            <text:p>1.17, 1.20, 3.3, 3.4, 3.7, 3.10, 4.14, 4.17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cond()</text:p>
          </table:table-cell>
          <table:table-cell table:style-name="ce38" office:value-type="string" calcext:value-type="string">
            <text:p>numpy.linalg.cond()</text:p>
          </table:table-cell>
          <table:table-cell table:style-name="ce41" office:value-type="string" calcext:value-type="string">
            <text:p>1.18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zeros()</text:p>
          </table:table-cell>
          <table:table-cell table:style-name="ce38" office:value-type="string" calcext:value-type="string">
            <text:p>numpy.zeros()</text:p>
          </table:table-cell>
          <table:table-cell table:style-name="ce41" office:value-type="string" calcext:value-type="string">
            <text:p>1.18, 1.19, 3.4, 3.13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std()</text:p>
          </table:table-cell>
          <table:table-cell table:style-name="ce38" office:value-type="string" calcext:value-type="string">
            <text:p>numpy.std()</text:p>
          </table:table-cell>
          <table:table-cell table:style-name="ce41" office:value-type="string" calcext:value-type="string">
            <text:p>1.20, 3.3, 3.4, 3.7, 3.8, 3.10, 4.14, 4.17, 5.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laplace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laplace.m" xlink:type="simple">https://github.com/BlueVelvetSackOfGoldPotatoes/prtools/blob/master/BioSB-MachineLearning-2020_Translation/BioSB_essentials/Data_and_code/Data_and_code/coursedata/laplace.m </text:a></text:p>
          </table:table-cell>
          <table:table-cell table:style-name="ce38" office:value-type="string" calcext:value-type="string">
            <text:p>-</text:p>
          </table:table-cell>
          <table:table-cell/>
          <table:table-cell table:style-name="ce38"/>
          <table:table-cell table:style-name="ce41" office:value-type="string" calcext:value-type="string">
            <text:p>1.20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hist2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hist2.m" xlink:type="simple">https://github.com/BlueVelvetSackOfGoldPotatoes/prtools/blob/master/BioSB-MachineLearning-2020_Translation/BioSB_essentials/Data_and_code/Data_and_code/coursedata/hist2.m </text:a></text:p>
          </table:table-cell>
          <table:table-cell table:style-name="ce38" office:value-type="string" calcext:value-type="string">
            <text:p>-</text:p>
          </table:table-cell>
          <table:table-cell/>
          <table:table-cell table:style-name="ce38"/>
          <table:table-cell table:style-name="ce41" office:value-type="string" calcext:value-type="string">
            <text:p>1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endats()</text:p>
          </table:table-cell>
          <table:table-cell table:style-name="ce39" office:value-type="string" calcext:value-type="string">
            <text:p><text:a xlink:href="http://prtools.tudelft.nl/prhtml/prtools/gendats.html" xlink:type="simple">http://prtools.tudelft.nl/prhtml/prtools/gendats.html </text:a></text:p>
          </table:table-cell>
          <table:table-cell table:style-name="ce38" office:value-type="string" calcext:value-type="string">
            <text:p>gendats()</text:p>
          </table:table-cell>
          <table:table-cell table:style-name="ce38" table:number-columns-repeated="2"/>
          <table:table-cell table:style-name="ce41" office:value-type="string" calcext:value-type="string">
            <text:p>1.22, 1.23, 1.24, 1.25, 1.26, 1.27, 2.7, 2.10, 2.16, 4.14, 4.15, 5.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arzenm()</text:p>
          </table:table-cell>
          <table:table-cell table:style-name="ce39" office:value-type="string" calcext:value-type="string">
            <text:p><text:a xlink:href="http://prtools.tudelft.nl/prhtml/prtools/parzenm.html" xlink:type="simple">http://prtools.tudelft.nl/prhtml/prtools/parzenm.html </text:a></text:p>
          </table:table-cell>
          <table:table-cell table:style-name="ce38" office:value-type="string" calcext:value-type="string">
            <text:p>parzenm()</text:p>
          </table:table-cell>
          <table:table-cell table:style-name="ce38" table:number-columns-repeated="2"/>
          <table:table-cell table:style-name="ce41" office:value-type="string" calcext:value-type="string">
            <text:p>1.22, 1.23, 1.24, 1.25, 1.2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ridsize()</text:p>
          </table:table-cell>
          <table:table-cell table:style-name="ce39" office:value-type="string" calcext:value-type="string">
            <text:p><text:a xlink:href="http://prtools.tudelft.nl/prhtml/prtools/gridsize.html" xlink:type="simple">http://prtools.tudelft.nl/prhtml/prtools/gridsize.html </text:a></text:p>
          </table:table-cell>
          <table:table-cell table:style-name="ce41" office:value-type="string" calcext:value-type="string">
            <text:p>- (plot fct takes as option gridsize)</text:p>
          </table:table-cell>
          <table:table-cell table:style-name="ce38" table:number-columns-repeated="2"/>
          <table:table-cell table:style-name="ce41" office:value-type="string" calcext:value-type="string">
            <text:p>1.22, 1.27, 5.18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saveas()</text:p>
          </table:table-cell>
          <table:table-cell table:style-name="ce38" office:value-type="string" calcext:value-type="string">
            <text:p>-</text:p>
          </table:table-cell>
          <table:table-cell table:style-name="ce41" office:value-type="string" calcext:value-type="string">
            <text:p>1.22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2"/>
          <table:table-cell/>
          <table:table-cell table:number-columns-repeated="2" table:style-name="ce38" office:value-type="string" calcext:value-type="string">
            <text:p>sum()</text:p>
          </table:table-cell>
          <table:table-cell table:style-name="ce41" office:value-type="string" calcext:value-type="string">
            <text:p>1.23, 1.24, 1.26, 2.3, 2.18, 5.22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2"/>
          <table:table-cell/>
          <table:table-cell table:style-name="ce38" office:value-type="string" calcext:value-type="string">
            <text:p>log()</text:p>
          </table:table-cell>
          <table:table-cell table:style-name="ce38" office:value-type="string" calcext:value-type="string">
            <text:p>math.log()</text:p>
          </table:table-cell>
          <table:table-cell table:style-name="ce41" office:value-type="string" calcext:value-type="string">
            <text:p>1.23, 1.24, 1.2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endat()</text:p>
          </table:table-cell>
          <table:table-cell table:style-name="ce39" office:value-type="string" calcext:value-type="string">
            <text:p><text:a xlink:href="http://prtools.tudelft.nl/prhtml/prtools/gendat.html" xlink:type="simple">http://prtools.tudelft.nl/prhtml/prtools/gendat.html </text:a></text:p>
          </table:table-cell>
          <table:table-cell table:style-name="ce38" office:value-type="string" calcext:value-type="string">
            <text:p>gendat()</text:p>
          </table:table-cell>
          <table:table-cell table:style-name="ce38" table:number-columns-repeated="2"/>
          <table:table-cell table:style-name="ce41" office:value-type="string" calcext:value-type="string">
            <text:p>1.24, 1.26, 3.3, 3.4, 3.7, 3.10, 5.10, 5.11, 5.12, 5.13, 5.14, 5.15, 5.16, 5.17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arzenml()</text:p>
          </table:table-cell>
          <table:table-cell table:style-name="ce39" office:value-type="string" calcext:value-type="string">
            <text:p><text:a xlink:href="http://prtools.tudelft.nl/prhtml/prtools/parzenml.html" xlink:type="simple">http://prtools.tudelft.nl/prhtml/prtools/parzenml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25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knnm()</text:p>
          </table:table-cell>
          <table:table-cell table:style-name="ce39" office:value-type="string" calcext:value-type="string">
            <text:p><text:a xlink:href="http://prtools.tudelft.nl/prhtml/prtools/knnm.html" xlink:type="simple">http://prtools.tudelft.nl/prhtml/prtools/knnm.html </text:a></text:p>
          </table:table-cell>
          <table:table-cell table:style-name="ce38" office:value-type="string" calcext:value-type="string">
            <text:p>knnm()</text:p>
          </table:table-cell>
          <table:table-cell table:style-name="ce38" table:number-columns-repeated="2"/>
          <table:table-cell table:style-name="ce41" office:value-type="string" calcext:value-type="string">
            <text:p>1.27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etlab()</text:p>
          </table:table-cell>
          <table:table-cell table:style-name="ce39" office:value-type="string" calcext:value-type="string">
            <text:p><text:a xlink:href="http://prtools.tudelft.nl/prhtml/prtools/getlab.html" xlink:type="simple">http://prtools.tudelft.nl/prhtml/prtools/getlab.html </text:a></text:p>
          </table:table-cell>
          <table:table-cell table:style-name="ce38" office:value-type="string" calcext:value-type="string">
            <text:p>prdataset.lablist()</text:p>
          </table:table-cell>
          <table:table-cell table:style-name="ce38" table:number-columns-repeated="2"/>
          <table:table-cell table:style-name="ce41" office:value-type="string" calcext:value-type="string">
            <text:p>2.1, 2.3, 2.5, 5.22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find()</text:p>
          </table:table-cell>
          <table:table-cell table:style-name="ce38" office:value-type="string" calcext:value-type="string">
            <text:p>numpy.nonzero()</text:p>
          </table:table-cell>
          <table:table-cell table:style-name="ce41" office:value-type="string" calcext:value-type="string">
            <text:p>2.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etprior()</text:p>
          </table:table-cell>
          <table:table-cell table:style-name="ce39" office:value-type="string" calcext:value-type="string">
            <text:p><text:a xlink:href="http://prtools.tudelft.nl/prhtml/@prdataset/getprior.html" xlink:type="simple">http://prtools.tudelft.nl/prhtml/@prdataset/getprior.html </text:a></text:p>
          </table:table-cell>
          <table:table-cell table:style-name="ce38" office:value-type="string" calcext:value-type="string">
            <text:p>prdataset.getprior()</text:p>
          </table:table-cell>
          <table:table-cell table:style-name="ce38" table:number-columns-repeated="2"/>
          <table:table-cell table:style-name="ce41" office:value-type="string" calcext:value-type="string">
            <text:p>2.1, 5.3, 5.7, 5.11, 5.19, 5.20, 5.21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size()</text:p>
          </table:table-cell>
          <table:table-cell table:style-name="ce38" office:value-type="string" calcext:value-type="string">
            <text:p>len()</text:p>
          </table:table-cell>
          <table:table-cell table:style-name="ce41" office:value-type="string" calcext:value-type="string">
            <text:p>2.1, 3.7, 3.8, 3.10, 5.3, 5.7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qdc()</text:p>
          </table:table-cell>
          <table:table-cell table:style-name="ce39" office:value-type="string" calcext:value-type="string">
            <text:p><text:a xlink:href="http://prtools.tudelft.nl/prhtml/prtools/qdc.html" xlink:type="simple">http://prtools.tudelft.nl/prhtml/prtools/qdc.html </text:a></text:p>
          </table:table-cell>
          <table:table-cell table:style-name="ce38" office:value-type="string" calcext:value-type="string">
            <text:p>qdc()</text:p>
          </table:table-cell>
          <table:table-cell table:style-name="ce38" table:number-columns-repeated="2"/>
          <table:table-cell table:style-name="ce41" office:value-type="string" calcext:value-type="string">
            <text:p>2.4, 2.8, 2.14, 2.15, 2.20, 5.3, 5.9, 5.10, 5.1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testc()</text:p>
          </table:table-cell>
          <table:table-cell table:style-name="ce39" office:value-type="string" calcext:value-type="string">
            <text:p><text:a xlink:href="http://prtools.tudelft.nl/prhtml/prtools/testc.html" xlink:type="simple">http://prtools.tudelft.nl/prhtml/prtools/testc.html </text:a></text:p>
          </table:table-cell>
          <table:table-cell table:style-name="ce38" office:value-type="string" calcext:value-type="string">
            <text:p>testc()</text:p>
          </table:table-cell>
          <table:table-cell table:style-name="ce38" table:number-columns-repeated="2"/>
          <table:table-cell table:style-name="ce41" office:value-type="string" calcext:value-type="string">
            <text:p>2.4, 2.7, 2.8, 2.10, 2.14, 2.15, 2.16, 2.17, 2.19, 2.20, 3.3, 3.4, 3.5, 3.7, 3.10, 5.3, 5.7, 5.8, 5.9, 5.10, 5.11, 5.12, 5.13, 5.14, 5.15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rcrossval()</text:p>
          </table:table-cell>
          <table:table-cell table:style-name="ce39" office:value-type="string" calcext:value-type="string">
            <text:p><text:a xlink:href="http://prtools.tudelft.nl/prhtml/prtools/prcrossval.html" xlink:type="simple">http://prtools.tudelft.nl/prhtml/prtools/prcrossval.html </text:a></text:p>
          </table:table-cell>
          <table:table-cell table:style-name="ce38" office:value-type="string" calcext:value-type="string">
            <text:p>prcrossval()</text:p>
          </table:table-cell>
          <table:table-cell table:style-name="ce38" table:number-columns-repeated="2"/>
          <table:table-cell table:style-name="ce41" office:value-type="string" calcext:value-type="string">
            <text:p>2.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lote()</text:p>
          </table:table-cell>
          <table:table-cell table:style-name="ce39" office:value-type="string" calcext:value-type="string">
            <text:p><text:a xlink:href="http://prtools.tudelft.nl/prhtml/prtools/plote.html" xlink:type="simple">http://prtools.tudelft.nl/prhtml/prtools/plote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2.4, 5.17, 5.19, 5.20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rroc()</text:p>
          </table:table-cell>
          <table:table-cell table:style-name="ce39" office:value-type="string" calcext:value-type="string">
            <text:p><text:a xlink:href="http://prtools.tudelft.nl/prhtml/prtools/prroc.html" xlink:type="simple">http://prtools.tudelft.nl/prhtml/prtools/prro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2.4, 5.6, 5.8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anova1()</text:p>
          </table:table-cell>
          <table:table-cell table:style-name="ce38" office:value-type="string" calcext:value-type="string">
            <text:p>scipy.stats.f_oneway()</text:p>
          </table:table-cell>
          <table:table-cell table:style-name="ce41" office:value-type="string" calcext:value-type="string">
            <text:p>2.5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loglc()</text:p>
          </table:table-cell>
          <table:table-cell table:style-name="ce39" office:value-type="string" calcext:value-type="string">
            <text:p><text:a xlink:href="http://prtools.tudelft.nl/prhtml/prtools/loglc.html" xlink:type="simple">http://prtools.tudelft.nl/prhtml/prtools/loglc.html </text:a></text:p>
          </table:table-cell>
          <table:table-cell table:style-name="ce38" office:value-type="string" calcext:value-type="string">
            <text:p>loglc()</text:p>
          </table:table-cell>
          <table:table-cell table:style-name="ce38" table:number-columns-repeated="2"/>
          <table:table-cell table:style-name="ce41" office:value-type="string" calcext:value-type="string">
            <text:p>2.7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arzenc()</text:p>
          </table:table-cell>
          <table:table-cell table:style-name="ce39" office:value-type="string" calcext:value-type="string">
            <text:p><text:a xlink:href="http://prtools.tudelft.nl/prhtml/prtools/parzenc.html" xlink:type="simple">http://prtools.tudelft.nl/prhtml/prtools/parzenc.html </text:a></text:p>
          </table:table-cell>
          <table:table-cell table:style-name="ce38" office:value-type="string" calcext:value-type="string">
            <text:p>parzenc() </text:p>
          </table:table-cell>
          <table:table-cell table:style-name="ce38" table:number-columns-repeated="2"/>
          <table:table-cell table:style-name="ce41" office:value-type="string" calcext:value-type="string">
            <text:p>2.8, 2.20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knnc()</text:p>
          </table:table-cell>
          <table:table-cell table:style-name="ce39" office:value-type="string" calcext:value-type="string">
            <text:p><text:a xlink:href="http://prtools.tudelft.nl/prhtml/prtools/knnc.html" xlink:type="simple">http://prtools.tudelft.nl/prhtml/prtools/knnc.html </text:a></text:p>
          </table:table-cell>
          <table:table-cell table:style-name="ce38" office:value-type="string" calcext:value-type="string">
            <text:p>knnc()</text:p>
          </table:table-cell>
          <table:table-cell table:style-name="ce38" table:number-columns-repeated="2"/>
          <table:table-cell table:style-name="ce41" office:value-type="string" calcext:value-type="string">
            <text:p>2.8, 2.10, 2.20, 3.3, 3.4, 3.7, 3.10, 5.3, 5.1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lotc()</text:p>
          </table:table-cell>
          <table:table-cell table:style-name="ce39" office:value-type="string" calcext:value-type="string">
            <text:p><text:a xlink:href="http://prtools.tudelft.nl/prhtml/prtools/plotc.html" xlink:type="simple">http://prtools.tudelft.nl/prhtml/prtools/plotc.html </text:a></text:p>
          </table:table-cell>
          <table:table-cell table:style-name="ce38" office:value-type="string" calcext:value-type="string">
            <text:p>plotc()</text:p>
          </table:table-cell>
          <table:table-cell table:style-name="ce38" table:number-columns-repeated="2"/>
          <table:table-cell table:style-name="ce41" office:value-type="string" calcext:value-type="string">
            <text:p>2.8, 2.14, 2.15, 2.16, 2.17, 2.18, 2.19, 2.20, 5.1, 5.2, 5.3, 5.4, 5.5, 5.14, 5.15, 5.16, 5.18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ldc()</text:p>
          </table:table-cell>
          <table:table-cell table:style-name="ce39" office:value-type="string" calcext:value-type="string">
            <text:p><text:a xlink:href="http://prtools.tudelft.nl/prhtml/prtools/ldc.html" xlink:type="simple">http://prtools.tudelft.nl/prhtml/prtools/ldc.html </text:a></text:p>
          </table:table-cell>
          <table:table-cell table:style-name="ce38" office:value-type="string" calcext:value-type="string">
            <text:p>ldc()</text:p>
          </table:table-cell>
          <table:table-cell table:style-name="ce38" table:number-columns-repeated="2"/>
          <table:table-cell table:style-name="ce41" office:value-type="string" calcext:value-type="string">
            <text:p>2.14, 2.15, 2.17, 2.20, 5.3, 5.1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isherc()</text:p>
          </table:table-cell>
          <table:table-cell table:style-name="ce39" office:value-type="string" calcext:value-type="string">
            <text:p><text:a xlink:href="http://prtools.tudelft.nl/prhtml/prtools/fisherc.html" xlink:type="simple">http://prtools.tudelft.nl/prhtml/prtools/fisherc.html </text:a></text:p>
          </table:table-cell>
          <table:table-cell table:style-name="ce38" office:value-type="string" calcext:value-type="string">
            <text:p>fisherc()</text:p>
          </table:table-cell>
          <table:table-cell table:style-name="ce38" table:number-columns-repeated="2"/>
          <table:table-cell table:style-name="ce41" office:value-type="string" calcext:value-type="string">
            <text:p>2.16, 2.18, 2.20, 5.8, 5.9, 5.10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abs()</text:p>
          </table:table-cell>
          <table:table-cell table:style-name="ce41" office:value-type="string" calcext:value-type="string">
            <text:p>2.18, 5.3, 5.7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nmc()</text:p>
          </table:table-cell>
          <table:table-cell table:style-name="ce39" office:value-type="string" calcext:value-type="string">
            <text:p><text:a xlink:href="http://prtools.tudelft.nl/prhtml/prtools/nmc.html" xlink:type="simple">http://prtools.tudelft.nl/prhtml/prtools/nmc.html </text:a></text:p>
          </table:table-cell>
          <table:table-cell table:style-name="ce38" office:value-type="string" calcext:value-type="string">
            <text:p>nmc()</text:p>
          </table:table-cell>
          <table:table-cell table:style-name="ce38" table:number-columns-repeated="2"/>
          <table:table-cell table:style-name="ce41" office:value-type="string" calcext:value-type="string">
            <text:p>2.18, 2.20, 5.3, 5.8, 5.9, 5.10, 5.11, 5.12, 5.1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treec()</text:p>
          </table:table-cell>
          <table:table-cell table:style-name="ce39" office:value-type="string" calcext:value-type="string">
            <text:p><text:a xlink:href="http://prtools.tudelft.nl/prhtml/prtools/treec.html" xlink:type="simple">http://prtools.tudelft.nl/prhtml/prtools/treec.html </text:a></text:p>
          </table:table-cell>
          <table:table-cell table:style-name="ce38" office:value-type="string" calcext:value-type="string">
            <text:p>dectreec()</text:p>
          </table:table-cell>
          <table:table-cell table:style-name="ce38" table:number-columns-repeated="2"/>
          <table:table-cell table:style-name="ce41" office:value-type="string" calcext:value-type="string">
            <text:p>2.19, 2.20, 5.11, 5.15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load()</text:p>
          </table:table-cell>
          <table:table-cell table:style-name="ce38" office:value-type="string" calcext:value-type="string">
            <text:p>read()</text:p>
          </table:table-cell>
          <table:table-cell table:style-name="ce41" office:value-type="string" calcext:value-type="string">
            <text:p>3.1, 3.4, 3.5, 3.7, 3.8, 3.10, 3.12, 3.13, 3.14, 4.1, 4.16, 4.17, 5.3, 5.6, 5.7</text:p>
          </table:table-cell>
          <table:table-cell table:number-columns-repeated="1017"/>
        </table:table-row>
        <table:table-row table:style-name="ro10">
          <table:table-cell/>
          <table:table-cell table:style-name="ce38" office:value-type="string" calcext:value-type="string">
            <text:p>fsel(), featseli()</text:p>
          </table:table-cell>
          <table:table-cell table:style-name="ce39" office:value-type="string" calcext:value-type="string">
            <text:p>http://prtools.tudelft.nl/prhtml/prtools/featseli.html</text:p>
          </table:table-cell>
          <table:table-cell table:style-name="ce38" office:value-type="string" calcext:value-type="string">
            <text:p>featseli()</text:p>
          </table:table-cell>
          <table:table-cell table:style-name="ce38" table:number-columns-repeated="2"/>
          <table:table-cell table:style-name="ce41" office:value-type="string" calcext:value-type="string">
            <text:p>3.1, 3.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sel(), featself()</text:p>
          </table:table-cell>
          <table:table-cell table:style-name="ce39" office:value-type="string" calcext:value-type="string">
            <text:p><text:a xlink:href="http://prtools.tudelft.nl/prhtml/prtools/featself.html" xlink:type="simple">http://prtools.tudelft.nl/prhtml/prtools/featself.html </text:a></text:p>
          </table:table-cell>
          <table:table-cell table:style-name="ce38" office:value-type="string" calcext:value-type="string">
            <text:p>featself()</text:p>
          </table:table-cell>
          <table:table-cell table:style-name="ce38" table:number-columns-repeated="2"/>
          <table:table-cell table:style-name="ce41" office:value-type="string" calcext:value-type="string">
            <text:p>3.1, 3.2, 3.3, 3.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sel(), featselb()</text:p>
          </table:table-cell>
          <table:table-cell table:style-name="ce39" office:value-type="string" calcext:value-type="string">
            <text:p><text:a xlink:href="http://prtools.tudelft.nl/prhtml/prtools/featselb.html" xlink:type="simple">http://prtools.tudelft.nl/prhtml/prtools/featselb.html</text:a></text:p>
          </table:table-cell>
          <table:table-cell table:style-name="ce38" office:value-type="string" calcext:value-type="string">
            <text:p>featselb()</text:p>
          </table:table-cell>
          <table:table-cell table:style-name="ce38" table:number-columns-repeated="2"/>
          <table:table-cell table:style-name="ce41" office:value-type="string" calcext:value-type="string">
            <text:p>3.1, 3.2, 3.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sel(), featsellr()</text:p>
          </table:table-cell>
          <table:table-cell table:style-name="ce39" office:value-type="string" calcext:value-type="string">
            <text:p><text:a xlink:href="http://prtools.tudelft.nl/prhtml/prtools/featsellr.html" xlink:type="simple">http://prtools.tudelft.nl/prhtml/prtools/featsellr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, 3.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sel(), featselo()</text:p>
          </table:table-cell>
          <table:table-cell table:style-name="ce39" office:value-type="string" calcext:value-type="string">
            <text:p><text:a xlink:href="http://prtools.tudelft.nl/prhtml/prtools/featselo.html" xlink:type="simple">http://prtools.tudelft.nl/prhtml/prtools/featselo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, 3.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rwarning()</text:p>
          </table:table-cell>
          <table:table-cell table:style-name="ce39" office:value-type="string" calcext:value-type="string">
            <text:p><text:a xlink:href="http://prtools.tudelft.nl/prhtml/prtools/prwarning.html" xlink:type="simple">http://prtools.tudelft.nl/prhtml/prtools/prwarning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5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ca(), pcam()</text:p>
          </table:table-cell>
          <table:table-cell table:style-name="ce39" office:value-type="string" calcext:value-type="string">
            <text:p><text:a xlink:href="http://prtools.tudelft.nl/prhtml/prtools/pcam.html" xlink:type="simple">http://prtools.tudelft.nl/prhtml/prtools/pcam.html </text:a></text:p>
          </table:table-cell>
          <table:table-cell table:style-name="ce38" office:value-type="string" calcext:value-type="string">
            <text:p>pcam()</text:p>
          </table:table-cell>
          <table:table-cell table:style-name="ce38" table:number-columns-repeated="2"/>
          <table:table-cell table:style-name="ce41" office:value-type="string" calcext:value-type="string">
            <text:p>3.6, 3.7, 3.8, 3.11, 3.14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ones()</text:p>
          </table:table-cell>
          <table:table-cell table:style-name="ce38" office:value-type="string" calcext:value-type="string">
            <text:p>numpy.ones()</text:p>
          </table:table-cell>
          <table:table-cell table:style-name="ce41" office:value-type="string" calcext:value-type="string">
            <text:p>3.7, 3.8, 3.10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show()</text:p>
          </table:table-cell>
          <table:table-cell table:style-name="ce38" office:value-type="string" calcext:value-type="string">
            <text:p>matplotlib.pyplot.show()</text:p>
          </table:table-cell>
          <table:table-cell table:style-name="ce41" office:value-type="string" calcext:value-type="string">
            <text:p>3.8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isherm()</text:p>
          </table:table-cell>
          <table:table-cell table:style-name="ce39" office:value-type="string" calcext:value-type="string">
            <text:p><text:a xlink:href="http://prtools.tudelft.nl/prhtml/prtools/fisherm.html" xlink:type="simple">http://prtools.tudelft.nl/prhtml/prtools/fisherm.html </text:a></text:p>
          </table:table-cell>
          <table:table-cell table:style-name="ce38" office:value-type="string" calcext:value-type="string">
            <text:p>fisherm()</text:p>
          </table:table-cell>
          <table:table-cell table:style-name="ce38" table:number-columns-repeated="2"/>
          <table:table-cell table:style-name="ce41" office:value-type="string" calcext:value-type="string">
            <text:p>3.9, 3.10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circles3d()</text:p>
          </table:table-cell>
          <table:table-cell table:style-name="ce39" office:value-type="string" calcext:value-type="string">
            <text:p><text:a xlink:href="http://prtools.tudelft.nl/prhtml/prtools/circles3d.html" xlink:type="simple">http://prtools.tudelft.nl/prhtml/prtools/circles3d.html </text:a></text:p>
          </table:table-cell>
          <table:table-cell table:style-name="ce38" office:value-type="string" calcext:value-type="string">
            <text:p>?boomerangs()</text:p>
          </table:table-cell>
          <table:table-cell table:style-name="ce38" table:number-columns-repeated="2"/>
          <table:table-cell table:style-name="ce41" office:value-type="string" calcext:value-type="string">
            <text:p>3.1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mds()</text:p>
          </table:table-cell>
          <table:table-cell table:style-name="ce39" office:value-type="string" calcext:value-type="string">
            <text:p><text:a xlink:href="http://prtools.tudelft.nl/prhtml/prtools/mds.html" xlink:type="simple">http://prtools.tudelft.nl/prhtml/prtools/mds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1, 3.12, 3.13, 3.1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distm()</text:p>
          </table:table-cell>
          <table:table-cell table:style-name="ce39" office:value-type="string" calcext:value-type="string">
            <text:p><text:a xlink:href="http://prtools.tudelft.nl/prhtml/prtools/distm.html" xlink:type="simple">http://prtools.tudelft.nl/prhtml/prtools/distm.html </text:a>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scipy.spatial.distance_matrix()</text:p>
          </table:table-cell>
          <table:table-cell table:style-name="ce41" office:value-type="string" calcext:value-type="string">
            <text:p>3.11, 3.14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ng()</text:p>
          </table:table-cell>
          <table:table-cell table:style-name="ce38" office:value-type="string" calcext:value-type="string">
            <text:p>seed()</text:p>
          </table:table-cell>
          <table:table-cell table:style-name="ce41" office:value-type="string" calcext:value-type="string">
            <text:p>3.1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lines5d()</text:p>
          </table:table-cell>
          <table:table-cell table:style-name="ce39" office:value-type="string" calcext:value-type="string">
            <text:p><text:a xlink:href="http://prtools.tudelft.nl/prhtml/prtools/lines5d.html" xlink:type="simple">http://prtools.tudelft.nl/prhtml/prtools/lines5d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1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otate3d()</text:p>
          </table:table-cell>
          <table:table-cell table:style-name="ce38" office:value-type="string" calcext:value-type="string">
            <text:p>mpl_toolkits.mplot3d.Axes3D()</text:p>
          </table:table-cell>
          <table:table-cell table:style-name="ce41" office:value-type="string" calcext:value-type="string">
            <text:p>3.12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andperm()</text:p>
          </table:table-cell>
          <table:table-cell table:style-name="ce38" office:value-type="string" calcext:value-type="string">
            <text:p>numpy.random.permutation()</text:p>
          </table:table-cell>
          <table:table-cell table:style-name="ce41" office:value-type="string" calcext:value-type="string">
            <text:p>3.1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interactclust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interactclust.m" xlink:type="simple">https://github.com/BlueVelvetSackOfGoldPotatoes/prtools/blob/master/BioSB-MachineLearning-2020_Translation/BioSB_essentials/Data_and_code/Data_and_code/coursedata/interactclust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4.2, 4.3, 4.4, 4.5, 4.6, 4.7, 4.11, 4.12, 4.13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kmclust(), prkmeans()</text:p>
          </table:table-cell>
          <table:table-cell table:style-name="ce39" office:value-type="string" calcext:value-type="string">
            <text:p><text:a xlink:href="http://prtools.tudelft.nl/prhtml/prtools/prkmeans.html" xlink:type="simple">http://prtools.tudelft.nl/prhtml/prtools/prkmeans.html </text:a></text:p>
          </table:table-cell>
          <table:table-cell table:style-name="ce38" office:value-type="string" calcext:value-type="string">
            <text:p>prkmeans()</text:p>
          </table:table-cell>
          <table:table-cell table:style-name="ce38" table:number-columns-repeated="2"/>
          <table:table-cell table:style-name="ce41" office:value-type="string" calcext:value-type="string">
            <text:p>4.8, 4.9, 4.1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hdb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hdb.m" xlink:type="simple">https://github.com/BlueVelvetSackOfGoldPotatoes/prtools/blob/master/BioSB-MachineLearning-2020_Translation/BioSB_essentials/Data_and_code/Data_and_code/coursedata/hdb.m </text:a></text:p>
          </table:table-cell>
          <table:table-cell table:style-name="ce38" office:value-type="string" calcext:value-type="string">
            <text:p>dbi()</text:p>
          </table:table-cell>
          <table:table-cell table:style-name="ce38" table:number-columns-repeated="2"/>
          <table:table-cell table:style-name="ce41" office:value-type="string" calcext:value-type="string">
            <text:p>4.1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em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em.m" xlink:type="simple">https://github.com/BlueVelvetSackOfGoldPotatoes/prtools/blob/master/BioSB-MachineLearning-2020_Translation/BioSB_essentials/Data_and_code/Data_and_code/coursedata/em.m </text:a></text:p>
          </table:table-cell>
          <table:table-cell table:style-name="ce38" office:value-type="string" calcext:value-type="string">
            <text:p>mog(), mogc()</text:p>
          </table:table-cell>
          <table:table-cell table:style-name="ce38" table:number-columns-repeated="2"/>
          <table:table-cell table:style-name="ce41" office:value-type="string" calcext:value-type="string">
            <text:p>4.17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andn()</text:p>
          </table:table-cell>
          <table:table-cell table:style-name="ce38" office:value-type="string" calcext:value-type="string">
            <text:p>numpy.random.randn()</text:p>
          </table:table-cell>
          <table:table-cell table:style-name="ce41" office:value-type="string" calcext:value-type="string">
            <text:p>5.1, 5.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lmnc()</text:p>
          </table:table-cell>
          <table:table-cell table:style-name="ce39" office:value-type="string" calcext:value-type="string">
            <text:p><text:a xlink:href="http://prtools.tudelft.nl/prhtml/prtools/lmnc.html" xlink:type="simple">http://prtools.tudelft.nl/prhtml/prtools/lmn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1, 5.3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rbnc()</text:p>
          </table:table-cell>
          <table:table-cell table:style-name="ce39" office:value-type="string" calcext:value-type="string">
            <text:p><text:a xlink:href="http://prtools.tudelft.nl/prhtml/prtools/rbnc.html" xlink:type="simple">http://prtools.tudelft.nl/prhtml/prtools/rbnc.html </text:a></text:p>
          </table:table-cell>
          <table:table-cell table:style-name="ce38" table:number-columns-repeated="3"/>
          <table:table-cell table:style-name="ce41" office:value-type="string" calcext:value-type="string">
            <text:p>5.2, 5.5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corr()</text:p>
          </table:table-cell>
          <table:table-cell table:style-name="ce38" office:value-type="string" calcext:value-type="string">
            <text:p>pandas.DataFrame.corr()</text:p>
          </table:table-cell>
          <table:table-cell table:style-name="ce41" office:value-type="string" calcext:value-type="string">
            <text:p>5.3, 5.7, 5.21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sort()</text:p>
          </table:table-cell>
          <table:table-cell table:style-name="ce41" office:value-type="string" calcext:value-type="string">
            <text:p>5.3, 5.7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eatsel()</text:p>
          </table:table-cell>
          <table:table-cell table:style-name="ce39" office:value-type="string" calcext:value-type="string">
            <text:p><text:a xlink:href="http://prtools.tudelft.nl/prhtml/prtools/featsel.html" xlink:type="simple">http://prtools.tudelft.nl/prhtml/prtools/featsel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3, 5.7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ank()</text:p>
          </table:table-cell>
          <table:table-cell table:style-name="ce38" office:value-type="string" calcext:value-type="string">
            <text:p>numpy.linalg.matrix_rank()</text:p>
          </table:table-cell>
          <table:table-cell table:style-name="ce41" office:value-type="string" calcext:value-type="string">
            <text:p>5.3, 5.7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setprior()</text:p>
          </table:table-cell>
          <table:table-cell table:style-name="ce39" office:value-type="string" calcext:value-type="string">
            <text:p><text:a xlink:href="http://prtools.tudelft.nl/prhtml/@prdataset/setprior.html" xlink:type="simple">http://prtools.tudelft.nl/prhtml/@prdataset/setprior.html </text:a></text:p>
          </table:table-cell>
          <table:table-cell table:style-name="ce38" office:value-type="string" calcext:value-type="string">
            <text:p>prdataset.prior()</text:p>
          </table:table-cell>
          <table:table-cell table:style-name="ce38" table:number-columns-repeated="2"/>
          <table:table-cell table:style-name="ce41" office:value-type="string" calcext:value-type="string">
            <text:p>5.3, 5.7, 5.11, 5.19, 5.20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svc()</text:p>
          </table:table-cell>
          <table:table-cell table:style-name="ce39" office:value-type="string" calcext:value-type="string">
            <text:p><text:a xlink:href="http://prtools.tudelft.nl/prhtml/prtools/svc.html" xlink:type="simple">http://prtools.tudelft.nl/prhtml/prtools/svc.html </text:a></text:p>
          </table:table-cell>
          <table:table-cell table:style-name="ce38" office:value-type="string" calcext:value-type="string">
            <text:p>svc()</text:p>
          </table:table-cell>
          <table:table-cell table:style-name="ce38" table:number-columns-repeated="2"/>
          <table:table-cell table:style-name="ce41" office:value-type="string" calcext:value-type="string">
            <text:p>5.4, 5.5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bar()</text:p>
          </table:table-cell>
          <table:table-cell table:style-name="ce38" office:value-type="string" calcext:value-type="string">
            <text:p>matplotlib.pyplot.bar()</text:p>
          </table:table-cell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mpath()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roxm()</text:p>
          </table:table-cell>
          <table:table-cell table:style-name="ce39" office:value-type="string" calcext:value-type="string">
            <text:p><text:a xlink:href="http://prtools.tudelft.nl/prhtml/prtools/proxm.html" xlink:type="simple">http://prtools.tudelft.nl/prhtml/prtools/proxm.html </text:a></text:p>
          </table:table-cell>
          <table:table-cell table:style-name="ce38" office:value-type="string" calcext:value-type="string">
            <text:p>proxm()</text:p>
          </table:table-cell>
          <table:table-cell table:style-name="ce38" table:number-columns-repeated="2"/>
          <table:table-cell table:style-name="ce41" office:value-type="string" calcext:value-type="string">
            <text:p>5.6, 5.7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svc_kernel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biodata/svc_kernel.m" xlink:type="simple">https://github.com/BlueVelvetSackOfGoldPotatoes/prtools/blob/master/BioSB-MachineLearning-2020_Translation/BioSB_essentials/Data_and_code/Data_and_code/biodata/svc_kernel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6, 5.7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airwise_km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biodata/pairwise_km.m" xlink:type="simple">https://github.com/BlueVelvetSackOfGoldPotatoes/prtools/blob/master/BioSB-MachineLearning-2020_Translation/BioSB_essentials/Data_and_code/Data_and_code/biodata/pairwise_km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combine_kernels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biodata/combine_kernels.m" xlink:type="simple">https://github.com/BlueVelvetSackOfGoldPotatoes/prtools/blob/master/BioSB-MachineLearning-2020_Translation/BioSB_essentials/Data_and_code/Data_and_code/biodata/combine_kernels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arsc()</text:p>
          </table:table-cell>
          <table:table-cell table:style-name="ce39" office:value-type="string" calcext:value-type="string">
            <text:p><text:a xlink:href="http://prtools.tudelft.nl/prhtml/prtools/parsc.html" xlink:type="simple">http://prtools.tudelft.nl/prhtml/prtools/pars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9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baggingc()</text:p>
          </table:table-cell>
          <table:table-cell table:style-name="ce39" office:value-type="string" calcext:value-type="string">
            <text:p><text:a xlink:href="http://prtools.tudelft.nl/prhtml/prtools/baggingc.html" xlink:type="simple">http://prtools.tudelft.nl/prhtml/prtools/baggingc.html </text:a></text:p>
          </table:table-cell>
          <table:table-cell table:style-name="ce38" office:value-type="string" calcext:value-type="string">
            <text:p>baggingc()</text:p>
          </table:table-cell>
          <table:table-cell table:style-name="ce38" table:number-columns-repeated="2"/>
          <table:table-cell table:style-name="ce41" office:value-type="string" calcext:value-type="string">
            <text:p>5.13, 5.14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stumpc()</text:p>
          </table:table-cell>
          <table:table-cell table:style-name="ce39" office:value-type="string" calcext:value-type="string">
            <text:p><text:a xlink:href="http://prtools.tudelft.nl/prhtml/prtools/stumpc.html" xlink:type="simple">http://prtools.tudelft.nl/prhtml/prtools/stumpc.html </text:a></text:p>
          </table:table-cell>
          <table:table-cell table:style-name="ce38" office:value-type="string" calcext:value-type="string">
            <text:p>stumpc()</text:p>
          </table:table-cell>
          <table:table-cell table:style-name="ce38" table:number-columns-repeated="2"/>
          <table:table-cell table:style-name="ce41" office:value-type="string" calcext:value-type="string">
            <text:p>5.15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weakc()</text:p>
          </table:table-cell>
          <table:table-cell table:style-name="ce39" office:value-type="string" calcext:value-type="string">
            <text:p><text:a xlink:href="http://prtools.tudelft.nl/prhtml/prtools/weakc.html" xlink:type="simple">http://prtools.tudelft.nl/prhtml/prtools/weak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16, 5.17, 5.19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setName()</text:p>
          </table:table-cell>
          <table:table-cell table:style-name="ce38" office:value-type="string" calcext:value-type="string">
            <text:p>-</text:p>
          </table:table-cell>
          <table:table-cell table:style-name="ce41" office:value-type="string" calcext:value-type="string">
            <text:p>5.16, 5.17, 5.19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cleval()</text:p>
          </table:table-cell>
          <table:table-cell table:style-name="ce39" office:value-type="string" calcext:value-type="string">
            <text:p><text:a xlink:href="http://prtools.tudelft.nl/prhtml/prtools/cleval.html" xlink:type="simple">http://prtools.tudelft.nl/prhtml/prtools/cleval.html </text:a></text:p>
          </table:table-cell>
          <table:table-cell table:style-name="ce38" office:value-type="string" calcext:value-type="string">
            <text:p>cleval()</text:p>
          </table:table-cell>
          <table:table-cell table:style-name="ce38" table:number-columns-repeated="2"/>
          <table:table-cell table:style-name="ce41" office:value-type="string" calcext:value-type="string">
            <text:p>5.17, 5.19, 5.20, 5.21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adaboostc()</text:p>
          </table:table-cell>
          <table:table-cell table:style-name="ce39" office:value-type="string" calcext:value-type="string">
            <text:p><text:a xlink:href="http://prtools.tudelft.nl/prhtml/prtools/adaboostc.html" xlink:type="simple">http://prtools.tudelft.nl/prhtml/prtools/adaboostc.html </text:a></text:p>
          </table:table-cell>
          <table:table-cell table:style-name="ce38" office:value-type="string" calcext:value-type="string">
            <text:p>adaboostc()</text:p>
          </table:table-cell>
          <table:table-cell table:style-name="ce38" table:number-columns-repeated="2"/>
          <table:table-cell table:style-name="ce41" office:value-type="string" calcext:value-type="string">
            <text:p>5.18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enregres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genregres.m" xlink:type="simple">https://github.com/BlueVelvetSackOfGoldPotatoes/prtools/blob/master/BioSB-MachineLearning-2020_Translation/BioSB_essentials/Data_and_code/Data_and_code/coursedata/genregres.m </text:a></text:p>
          </table:table-cell>
          <table:table-cell table:style-name="ce38" office:value-type="string" calcext:value-type="string">
            <text:p>gendatr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gettargets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prtools4112/%40dataset/gettargets.m" xlink:type="simple">https://github.com/BlueVelvetSackOfGoldPotatoes/prtools/blob/master/BioSB-MachineLearning-2020_Translation/BioSB_essentials/Data_and_code/Data_and_code/prtools4112/%40dataset/gettargets.m </text:a></text:p>
          </table:table-cell>
          <table:table-cell table:style-name="ce38" office:value-type="string" calcext:value-type="string">
            <text:p>prdataset.lablist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linearr()</text:p>
          </table:table-cell>
          <table:table-cell table:style-name="ce39" office:value-type="string" calcext:value-type="string">
            <text:p><text:a xlink:href="http://prtools.tudelft.nl/prhtml/prtools/linearr.html" xlink:type="simple">http://prtools.tudelft.nl/prhtml/prtools/linearr.html </text:a></text:p>
          </table:table-cell>
          <table:table-cell table:style-name="ce38" office:value-type="string" calcext:value-type="string">
            <text:p>linearr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10">
          <table:table-cell/>
          <table:table-cell table:style-name="ce38" table:number-columns-repeated="3"/>
          <table:table-cell table:style-name="ce38" office:value-type="string" calcext:value-type="string">
            <text:p>repmat()</text:p>
          </table:table-cell>
          <table:table-cell table:style-name="ce38" office:value-type="string" calcext:value-type="string">
            <text:p>numpy.matlib.repmat()</text:p>
          </table:table-cell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scatterr()</text:p>
          </table:table-cell>
          <table:table-cell table:style-name="ce39" office:value-type="string" calcext:value-type="string">
            <text:p><text:a xlink:href="http://prtools.tudelft.nl/prhtml/prtools/scatterr.html" xlink:type="simple">http://prtools.tudelft.nl/prhtml/prtools/scatterr.html </text:a></text:p>
          </table:table-cell>
          <table:table-cell table:style-name="ce38" office:value-type="string" calcext:value-type="string">
            <text:p>scatterr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pamc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pamc.m" xlink:type="simple">https://github.com/BlueVelvetSackOfGoldPotatoes/prtools/blob/master/BioSB-MachineLearning-2020_Translation/BioSB_essentials/Data_and_code/Data_and_code/coursedata/pamc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5</text:p>
          </table:table-cell>
          <table:table-cell table:number-columns-repeated="1017"/>
        </table:table-row>
        <table:table-row table:style-name="ro10" table:number-rows-repeated="83">
          <table:table-cell/>
          <table:table-cell table:style-name="ce38" table:number-columns-repeated="5"/>
          <table:table-cell table:style-name="ce41"/>
          <table:table-cell table:number-columns-repeated="1017"/>
        </table:table-row>
        <table:table-row table:style-name="ro10" table:number-rows-repeated="8">
          <table:table-cell/>
          <table:table-cell table:style-name="ce38" table:number-columns-repeated="5"/>
          <table:table-cell table:number-columns-repeated="1018"/>
        </table:table-row>
        <table:table-row table:style-name="ro10" table:number-rows-repeated="104836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haroni Bold" svg:font-family="'Aharoni Bold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6:22:27.840259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izem" style:display-name="PageStyle_Giz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tools_20_Overview_20_Merged" style:display-name="PageStyle_Prtools Overview Merg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onçalo" style:display-name="PageStyle_Gonçalo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1-07-12T21:51:15</meta:creation-date>
    <dc:date>2021-07-23T19:49:23.109621430</dc:date>
    <meta:generator>LibreOffice/6.4.7.2$Linux_X86_64 LibreOffice_project/40$Build-2</meta:generator>
    <meta:editing-duration>PT23H51M48S</meta:editing-duration>
    <meta:editing-cycles>4</meta:editing-cycles>
    <meta:document-statistic meta:table-count="3" meta:cell-count="17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b29f4804-9ab0-4527-a877-f7a87100f5fc_ActionId" meta:value-type="string">ed49b620-e1e2-4025-910f-226db867487b</meta:user-defined>
    <meta:user-defined meta:name="MSIP_Label_b29f4804-9ab0-4527-a877-f7a87100f5fc_ContentBits" meta:value-type="string">0</meta:user-defined>
    <meta:user-defined meta:name="MSIP_Label_b29f4804-9ab0-4527-a877-f7a87100f5fc_Enabled" meta:value-type="string">true</meta:user-defined>
    <meta:user-defined meta:name="MSIP_Label_b29f4804-9ab0-4527-a877-f7a87100f5fc_Method" meta:value-type="string">Standard</meta:user-defined>
    <meta:user-defined meta:name="MSIP_Label_b29f4804-9ab0-4527-a877-f7a87100f5fc_Name" meta:value-type="string">General</meta:user-defined>
    <meta:user-defined meta:name="MSIP_Label_b29f4804-9ab0-4527-a877-f7a87100f5fc_SetDate" meta:value-type="string">2021-07-12T21:51:16Z</meta:user-defined>
    <meta:user-defined meta:name="MSIP_Label_b29f4804-9ab0-4527-a877-f7a87100f5fc_SiteId" meta:value-type="string">7a5561df-6599-4898-8a20-cce41db3b44f</meta:user-defined>
    <meta:user-defined meta:name="ScaleCrop" meta:value-type="boolean">false</meta:user-defined>
    <meta:user-defined meta:name="ShareDoc" meta:value-type="boolean">false</meta:user-defined>
  </office:meta>
</office:document-meta>
</file>